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9.0453in"/>
    </style:style>
    <style:style style:name="co3" style:family="table-column">
      <style:table-column-properties fo:break-before="auto" style:column-width="7.722in"/>
    </style:style>
    <style:style style:name="co4" style:family="table-column">
      <style:table-column-properties fo:break-before="auto" style:column-width="7.8575in"/>
    </style:style>
    <style:style style:name="co5" style:family="table-column">
      <style:table-column-properties fo:break-before="auto" style:column-width="1.18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cc</text:p>
          </table:table-cell>
          <table:table-cell office:value-type="string" calcext:value-type="string">
            <text:p>edited_description</text:p>
          </table:table-cell>
          <table:table-cell office:value-type="string" calcext:value-type="string">
            <text:p>combined_description</text:p>
          </table:table-cell>
          <table:table-cell office:value-type="string" calcext:value-type="string">
            <text:p>usda_description</text:p>
          </table:table-cell>
          <table:table-cell office:value-type="string" calcext:value-type="string">
            <text:p>irs_description</text:p>
          </table:table-cell>
          <table:table-cell office:value-type="string" calcext:value-type="string">
            <text:p>irs_reportable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 office:value-type="string" calcext:value-type="string">
            <text:p>Veterinary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 office:value-type="string" calcext:value-type="string">
            <text:p>Agricultural Co-operatives</text:p>
          </table:table-cell>
          <table:table-cell office:value-type="string" calcext:value-type="string">
            <text:p>Agricultural Cooperativ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Horticultural Services, Landscaping Services</text:p>
          </table:table-cell>
          <table:table-cell office:value-type="string" calcext:value-type="string">
            <text:p>Horticultural Services</text:p>
          </table:table-cell>
          <table:table-cell office:value-type="string" calcext:value-type="string">
            <text:p>Landsca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 office:value-type="string" calcext:value-type="string">
            <text:p>General Contractors-Residential and Commercial</text:p>
          </table:table-cell>
          <table:table-cell office:value-type="string" calcext:value-type="string">
            <text:p>General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2" office:value-type="string" calcext:value-type="string">
            <text:p>Air Conditioning Contractors – Sales and Installation, Heating Contractors – Sales, Service, Installation</text:p>
          </table:table-cell>
          <table:table-cell office:value-type="string" calcext:value-type="string">
            <text:p>Air Conditioning Contractors – Sales and Installation</text:p>
          </table:table-cell>
          <table:table-cell office:value-type="string" calcext:value-type="string">
            <text:p>Heating, Plumbing, A/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 office:value-type="string" calcext:value-type="string">
            <text:p>Electrical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2" office:value-type="string" calcext:value-type="string">
            <text:p>Insulation – Contractors, Masonry, Stonework Contractors, Plastering Contractors, Stonework and Masonry Contractors, Tile Settings Contractors</text:p>
          </table:table-cell>
          <table:table-cell office:value-type="string" calcext:value-type="string">
            <text:p>Insulation – Contractors</text:p>
          </table:table-cell>
          <table:table-cell office:value-type="string" calcext:value-type="string">
            <text:p>Masonry, Stonework, and Plaste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 office:value-type="string" calcext:value-type="string">
            <text:p>Carpentry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2" office:value-type="string" calcext:value-type="string">
            <text:p>Roofing – Contractors, Sheet Metal Work – Contractors, Siding – Contractors</text:p>
          </table:table-cell>
          <table:table-cell office:value-type="string" calcext:value-type="string">
            <text:p>Roofing - Contractors</text:p>
          </table:table-cell>
          <table:table-cell office:value-type="string" calcext:value-type="string">
            <text:p>Roofing/Siding, Sheet Me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3" office:value-type="string" calcext:value-type="string">
            <text:p>Contractors – Concrete Work</text:p>
          </table:table-cell>
          <table:table-cell office:value-type="string" calcext:value-type="string">
            <text:p>Concrete Work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3" office:value-type="string" calcext:value-type="string">
            <text:p>Contractors – Special Trade, Not Elsewhere Classified</text:p>
          </table:table-cell>
          <table:table-cell office:value-type="string" calcext:value-type="string">
            <text:p>Special Trade Cont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 office:value-type="string" calcext:value-type="string">
            <text:p>Miscellaneous Publishing and Print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3" office:value-type="string" calcext:value-type="string">
            <text:p>Typesetting, Plate Making, &amp; Related Services</text:p>
          </table:table-cell>
          <table:table-cell office:value-type="string" calcext:value-type="string">
            <text:p>Typesetting, Plate Making, and Related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3" office:value-type="string" calcext:value-type="string">
            <text:p>Specialty Cleaning, Polishing, and Sanitation Preparations</text:p>
          </table:table-cell>
          <table:table-cell office:value-type="string" calcext:value-type="string">
            <text:p>Specialty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string" calcext:value-type="string">
            <text:p>UNITE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3" office:value-type="string" calcext:value-type="string">
            <text:p>AMERIC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3" office:value-type="string" calcext:value-type="string">
            <text:p>PAN AMERIC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3" office:value-type="string" calcext:value-type="string">
            <text:p>TRANS WORL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3" office:value-type="string" calcext:value-type="string">
            <text:p>BRITISH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3" office:value-type="string" calcext:value-type="string">
            <text:p>JAP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3" office:value-type="string" calcext:value-type="string">
            <text:p>AIR FRANC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3" office:value-type="string" calcext:value-type="string">
            <text:p>LUFTHAN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3" office:value-type="string" calcext:value-type="string">
            <text:p>AIR CANAD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3" office:value-type="string" calcext:value-type="string">
            <text:p>KLM (ROYAL DUTCH AIRLINES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3" office:value-type="string" calcext:value-type="string">
            <text:p>AEORFLO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3" office:value-type="string" calcext:value-type="string">
            <text:p>QUANT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3" office:value-type="string" calcext:value-type="string">
            <text:p>ALITAL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3" office:value-type="string" calcext:value-type="string">
            <text:p>SAUDIA ARAB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3" office:value-type="string" calcext:value-type="string">
            <text:p>SWISS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3" office:value-type="string" calcext:value-type="string">
            <text:p>S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3" office:value-type="string" calcext:value-type="string">
            <text:p>SOUTH AFRIC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3" office:value-type="string" calcext:value-type="string">
            <text:p>VARIG (BRAZI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3" office:value-type="string" calcext:value-type="string">
            <text:p>AIR-IND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3" office:value-type="string" calcext:value-type="string">
            <text:p>AIR ALGERI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3" office:value-type="string" calcext:value-type="string">
            <text:p>PHILIPPINE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3" office:value-type="string" calcext:value-type="string">
            <text:p>MEXIC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3" office:value-type="string" calcext:value-type="string">
            <text:p>PAKISTAN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3" office:value-type="string" calcext:value-type="string">
            <text:p>AIR NEW ZEA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3" office:value-type="string" calcext:value-type="string">
            <text:p>UTA/INTER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3" office:value-type="string" calcext:value-type="string">
            <text:p>AIR MALT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3" office:value-type="string" calcext:value-type="string">
            <text:p>SABE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3" office:value-type="string" calcext:value-type="string">
            <text:p>AEROLINEAS ARGENTIN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3" office:value-type="string" calcext:value-type="string">
            <text:p>OLYMPIC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3" office:value-type="string" calcext:value-type="string">
            <text:p>EL 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3" office:value-type="string" calcext:value-type="string">
            <text:p>ANSET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3" office:value-type="string" calcext:value-type="string">
            <text:p>AUSTRAINL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3" office:value-type="string" calcext:value-type="string">
            <text:p>TAP (PORTUGA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3" office:value-type="string" calcext:value-type="string">
            <text:p>VASP (BRAZIL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3" office:value-type="string" calcext:value-type="string">
            <text:p>EGYPT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3" office:value-type="string" calcext:value-type="string">
            <text:p>KUWAI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3" office:value-type="string" calcext:value-type="string">
            <text:p>AVIAN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3" office:value-type="string" calcext:value-type="string">
            <text:p>GULF AIR (BAHRAIN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3" office:value-type="string" calcext:value-type="string">
            <text:p>BALKAN-BULGAR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3" office:value-type="string" calcext:value-type="string">
            <text:p>FINN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3" office:value-type="string" calcext:value-type="string">
            <text:p>AER LINGU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3" office:value-type="string" calcext:value-type="string">
            <text:p>AIR LANK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3" office:value-type="string" calcext:value-type="string">
            <text:p>NIGERI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3" office:value-type="string" calcext:value-type="string">
            <text:p>CRUZEIRO DO SUL (BRAZIJ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3" office:value-type="string" calcext:value-type="string">
            <text:p>THY (TURKE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3" office:value-type="string" calcext:value-type="string">
            <text:p>ROYAL AIR MARO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3" office:value-type="string" calcext:value-type="string">
            <text:p>TUNI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 office:value-type="string" calcext:value-type="string">
            <text:p>ICELAN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3" office:value-type="string" calcext:value-type="string">
            <text:p>AUSTR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3" office:value-type="string" calcext:value-type="string">
            <text:p>LANCHIL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3" office:value-type="string" calcext:value-type="string">
            <text:p>AVIACO (SPAIN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3" office:value-type="string" calcext:value-type="string">
            <text:p>LADECO (CHILE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3" office:value-type="string" calcext:value-type="string">
            <text:p>LAB (BOLIV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3" office:value-type="string" calcext:value-type="string">
            <text:p>QUEBECAIR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3" office:value-type="string" calcext:value-type="string">
            <text:p>EASTWEST AIRLINES (AUSTRAL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3" office:value-type="string" calcext:value-type="string">
            <text:p>DELT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3" office:value-type="string" calcext:value-type="string">
            <text:p>NORTH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3" office:value-type="string" calcext:value-type="string">
            <text:p>CONTINENT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3" office:value-type="string" calcext:value-type="string">
            <text:p>WESTER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3" office:value-type="string" calcext:value-type="string">
            <text:p>U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3" office:value-type="string" calcext:value-type="string">
            <text:p>AIRINTE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3" office:value-type="string" calcext:value-type="string">
            <text:p>SOUTH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3" office:value-type="string" calcext:value-type="string">
            <text:p>AIR BRITISH COLUB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3" office:value-type="string" calcext:value-type="string">
            <text:p>SINGAPORE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3" office:value-type="string" calcext:value-type="string">
            <text:p>AEROMEXICO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3" office:value-type="string" calcext:value-type="string">
            <text:p>THAI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3" office:value-type="string" calcext:value-type="string">
            <text:p>CHIN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3" office:value-type="string" calcext:value-type="string">
            <text:p>NORD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3" office:value-type="string" calcext:value-type="string">
            <text:p>KORE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3" office:value-type="string" calcext:value-type="string">
            <text:p>AIR AFRIGU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3" office:value-type="string" calcext:value-type="string">
            <text:p>EV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3" office:value-type="string" calcext:value-type="string">
            <text:p>MIDWEST EXPRESS AIRLINES, INC.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3" office:value-type="string" calcext:value-type="string">
            <text:p>METRO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3" office:value-type="string" calcext:value-type="string">
            <text:p>CROATI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3" office:value-type="string" calcext:value-type="string">
            <text:p>TRANSAERO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3" office:value-type="string" calcext:value-type="string">
            <text:p>ZAMBI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3" office:value-type="string" calcext:value-type="string">
            <text:p>AIR ZIMBABW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3" office:value-type="string" calcext:value-type="string">
            <text:p>CATHAY PACIFI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3" office:value-type="string" calcext:value-type="string">
            <text:p>MALAYSIAN AIRLINE SYSTEM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3" office:value-type="string" calcext:value-type="string">
            <text:p>IBER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3" office:value-type="string" calcext:value-type="string">
            <text:p>GARUDA (INDONESI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3" office:value-type="string" calcext:value-type="string">
            <text:p>BRAATHENS S.A.F.E. (NORWA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3" office:value-type="string" calcext:value-type="string">
            <text:p>WINGS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3" office:value-type="string" calcext:value-type="string">
            <text:p>BRITISH MID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3" office:value-type="string" calcext:value-type="string">
            <text:p>WINDWARD ISLAND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3" office:value-type="string" calcext:value-type="string">
            <text:p>VIA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3" office:value-type="string" calcext:value-type="string">
            <text:p>VALLEY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3" office:value-type="string" calcext:value-type="string">
            <text:p>T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3" office:value-type="string" calcext:value-type="string">
            <text:p>TAL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3" office:value-type="string" calcext:value-type="string">
            <text:p>TACA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3" office:value-type="string" calcext:value-type="string">
            <text:p>SURINAM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3" office:value-type="string" calcext:value-type="string">
            <text:p>SUN WORLD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3" office:value-type="string" calcext:value-type="string">
            <text:p>SUNBEL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3" office:value-type="string" calcext:value-type="string">
            <text:p>SUD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3" office:value-type="string" calcext:value-type="string">
            <text:p>SINGLETO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3" office:value-type="string" calcext:value-type="string">
            <text:p>SIMMONS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3" office:value-type="string" calcext:value-type="string">
            <text:p>SCENIC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3" office:value-type="string" calcext:value-type="string">
            <text:p>VIRGIN ATLANTIC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3" office:value-type="string" calcext:value-type="string">
            <text:p>SAN JU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3" office:value-type="string" calcext:value-type="string">
            <text:p>LUX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3" office:value-type="string" calcext:value-type="string">
            <text:p>AIR ZAIR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3" office:value-type="string" calcext:value-type="string">
            <text:p>PRINCEVILL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3" office:value-type="string" calcext:value-type="string">
            <text:p>PB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3" office:value-type="string" calcext:value-type="string">
            <text:p>ALL NIPPO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3" office:value-type="string" calcext:value-type="string">
            <text:p>NORONT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3" office:value-type="string" calcext:value-type="string">
            <text:p>NEW YORK HELICOPTE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3" office:value-type="string" calcext:value-type="string">
            <text:p>NOUNT COOK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3" office:value-type="string" calcext:value-type="string">
            <text:p>CANADIAN AIRLINES INTERNATIONAL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3" office:value-type="string" calcext:value-type="string">
            <text:p>NATION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3" office:value-type="string" calcext:value-type="string">
            <text:p>METROFLIGHT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3" office:value-type="string" calcext:value-type="string">
            <text:p>MESA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3" office:value-type="string" calcext:value-type="string">
            <text:p>MALEV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3" office:value-type="string" calcext:value-type="string">
            <text:p>LOT (POLAND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3" office:value-type="string" calcext:value-type="string">
            <text:p>LIA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3" office:value-type="string" calcext:value-type="string">
            <text:p>LAV (VENEZUEL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3" office:value-type="string" calcext:value-type="string">
            <text:p>LAP (PARAGUAY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3" office:value-type="string" calcext:value-type="string">
            <text:p>LACSA (COSTA RIC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3" office:value-type="string" calcext:value-type="string">
            <text:p>JUGOSLAV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3" office:value-type="string" calcext:value-type="string">
            <text:p>ISLAN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3" office:value-type="string" calcext:value-type="string">
            <text:p>IRA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3" office:value-type="string" calcext:value-type="string">
            <text:p>IND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3" office:value-type="string" calcext:value-type="string">
            <text:p>HAWAIIA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3" office:value-type="string" calcext:value-type="string">
            <text:p>HAVASU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3" office:value-type="string" calcext:value-type="string">
            <text:p>FUYANA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3" office:value-type="string" calcext:value-type="string">
            <text:p>GOLDEN PACIFIC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3" office:value-type="string" calcext:value-type="string">
            <text:p>FREEDOM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3" office:value-type="string" calcext:value-type="string">
            <text:p>DOMINIC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3" office:value-type="string" calcext:value-type="string">
            <text:p>DAN AIR SERVIC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3" office:value-type="string" calcext:value-type="string">
            <text:p>CUMBERLAND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3" office:value-type="string" calcext:value-type="string">
            <text:p>C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3" office:value-type="string" calcext:value-type="string">
            <text:p>CROWN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3" office:value-type="string" calcext:value-type="string">
            <text:p>COP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3" office:value-type="string" calcext:value-type="string">
            <text:p>COMPANIA FAUCET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3" office:value-type="string" calcext:value-type="string">
            <text:p>TRANSPORTES AEROS MILITARES ECCUATORANO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3" office:value-type="string" calcext:value-type="string">
            <text:p>COMMAND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3" office:value-type="string" calcext:value-type="string">
            <text:p>COM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3" office:value-type="string" calcext:value-type="string">
            <text:p>CAYMAN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3" office:value-type="string" calcext:value-type="string">
            <text:p>SAETA SOCIAEDAD ECUATORIANOS DE TRANSPORTES AEREO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3" office:value-type="string" calcext:value-type="string">
            <text:p>SASHA SERVICIO AERO DE HONDURA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3" office:value-type="string" calcext:value-type="string">
            <text:p>CAPITOL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3" office:value-type="string" calcext:value-type="string">
            <text:p>BWI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3" office:value-type="string" calcext:value-type="string">
            <text:p>BROKWAY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3" office:value-type="string" calcext:value-type="string">
            <text:p>BEMIDJI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3" office:value-type="string" calcext:value-type="string">
            <text:p>BAR HARBOR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3" office:value-type="string" calcext:value-type="string">
            <text:p>BAHAMAS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3" office:value-type="string" calcext:value-type="string">
            <text:p>AVIATECA (GUATEMALA)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3" office:value-type="string" calcext:value-type="string">
            <text:p>AVENS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3" office:value-type="string" calcext:value-type="string">
            <text:p>AUSTRIAN AIR SERVIC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3" office:value-type="string" calcext:value-type="string">
            <text:p>ALOH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3" office:value-type="string" calcext:value-type="string">
            <text:p>ALM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3" office:value-type="string" calcext:value-type="string">
            <text:p>AMERICA WEST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3" office:value-type="string" calcext:value-type="string">
            <text:p>TRUMP AIRLINE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3" office:value-type="string" calcext:value-type="string">
            <text:p>ALASK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3" office:value-type="string" calcext:value-type="string">
            <text:p>AMERICAN TRANS AIR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3" office:value-type="string" calcext:value-type="string">
            <text:p>AIR CHI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3" office:value-type="string" calcext:value-type="string">
            <text:p>RENO AIR, INC.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3" office:value-type="string" calcext:value-type="string">
            <text:p>AIR SEYCHELL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3" office:value-type="string" calcext:value-type="string">
            <text:p>AIR PANAM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3" office:value-type="string" calcext:value-type="string">
            <text:p>AIR JAMAIC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3" office:value-type="string" calcext:value-type="string">
            <text:p>AIR DJIBOUTI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3" office:value-type="string" calcext:value-type="string">
            <text:p>AERO VIRGIN ISLAND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3" office:value-type="string" calcext:value-type="string">
            <text:p>AERO PERU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3" office:value-type="string" calcext:value-type="string">
            <text:p>AEROLINEAS NICARAGUENSI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3" office:value-type="string" calcext:value-type="string">
            <text:p>AERO COACH AVAIATIO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3" office:value-type="string" calcext:value-type="string">
            <text:p>ARIANA AFGHAN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3" office:value-type="string" calcext:value-type="string">
            <text:p>CYPRUS AIRWAY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3" office:value-type="string" calcext:value-type="string">
            <text:p>ECUATORIANA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3" office:value-type="string" calcext:value-type="string">
            <text:p>ETHIOPIAN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3" office:value-type="string" calcext:value-type="string">
            <text:p>KENYA AIRLINE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2" office:value-type="string" calcext:value-type="string">
            <text:p>Airlines</text:p>
          </table:table-cell>
          <table:table-cell/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3" office:value-type="string" calcext:value-type="string">
            <text:p>AIR MAURITIU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3" office:value-type="string" calcext:value-type="string">
            <text:p>WIDERO’S FLYVESELSKAP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3" office:value-type="string" calcext:value-type="string">
            <text:p>AFFILIATED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3" office:value-type="string" calcext:value-type="string">
            <text:p>AMERICAN IN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3" office:value-type="string" calcext:value-type="string">
            <text:p>BROOK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3" office:value-type="string" calcext:value-type="string">
            <text:p>ACTION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3" office:value-type="string" calcext:value-type="string">
            <text:p>HERTZ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3" office:value-type="string" calcext:value-type="string">
            <text:p>PAYLESS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3" office:value-type="string" calcext:value-type="string">
            <text:p>SNAPPY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3" office:value-type="string" calcext:value-type="string">
            <text:p>AIRWAY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3" office:value-type="string" calcext:value-type="string">
            <text:p>ALTRA AUTO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3" office:value-type="string" calcext:value-type="string">
            <text:p>AGENC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3" office:value-type="string" calcext:value-type="string">
            <text:p>BUDGE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3" office:value-type="string" calcext:value-type="string">
            <text:p>HOLIDAY RENT-A-WRECK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3" office:value-type="string" calcext:value-type="string">
            <text:p>RENT-A-WRECK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3" office:value-type="string" calcext:value-type="string">
            <text:p>AJAX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3" office:value-type="string" calcext:value-type="string">
            <text:p>EUROP 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3" office:value-type="string" calcext:value-type="string">
            <text:p>TROPICA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3" office:value-type="string" calcext:value-type="string">
            <text:p>SHOWCASE RENTAL CARS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3" office:value-type="string" calcext:value-type="string">
            <text:p>ALAMO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3" office:value-type="string" calcext:value-type="string">
            <text:p>AVIS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3" office:value-type="string" calcext:value-type="string">
            <text:p>DOLL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3" office:value-type="string" calcext:value-type="string">
            <text:p>EUROPE BY 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3" office:value-type="string" calcext:value-type="string">
            <text:p>NATIONAL CAR RENTAL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3" office:value-type="string" calcext:value-type="string">
            <text:p>KEMWELL GROUP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3" office:value-type="string" calcext:value-type="string">
            <text:p>THRIFT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3" office:value-type="string" calcext:value-type="string">
            <text:p>TILDEN T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3" office:value-type="string" calcext:value-type="string">
            <text:p>ECONO-C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3" office:value-type="string" calcext:value-type="string">
            <text:p>AUTO HOST COST CAR RENTALS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3" office:value-type="string" calcext:value-type="string">
            <text:p>ENTERPRIS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3" office:value-type="string" calcext:value-type="string">
            <text:p>GENERA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3" office:value-type="string" calcext:value-type="string">
            <text:p>A-1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3" office:value-type="string" calcext:value-type="string">
            <text:p>GODFREY NA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3" office:value-type="string" calcext:value-type="string">
            <text:p>ALPH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3" office:value-type="string" calcext:value-type="string">
            <text:p>ANSA INTL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3" office:value-type="string" calcext:value-type="string">
            <text:p>ALLSTA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3" office:value-type="string" calcext:value-type="string">
            <text:p>AVCA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3" office:value-type="string" calcext:value-type="string">
            <text:p>AUTOMA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3" office:value-type="string" calcext:value-type="string">
            <text:p>AVON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3" office:value-type="string" calcext:value-type="string">
            <text:p>CAREY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3" office:value-type="string" calcext:value-type="string">
            <text:p>INSURANC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3" office:value-type="string" calcext:value-type="string">
            <text:p>MAJOR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3" office:value-type="string" calcext:value-type="string">
            <text:p>REPLACEM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3" office:value-type="string" calcext:value-type="string">
            <text:p>RESERV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3" office:value-type="string" calcext:value-type="string">
            <text:p>UGLY DUCKLING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3" office:value-type="string" calcext:value-type="string">
            <text:p>US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3" office:value-type="string" calcext:value-type="string">
            <text:p>VALU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3" office:value-type="string" calcext:value-type="string">
            <text:p>AUTOHANSA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3" office:value-type="string" calcext:value-type="string">
            <text:p>CI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3" office:value-type="string" calcext:value-type="string">
            <text:p>INTERENT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3" office:value-type="string" calcext:value-type="string">
            <text:p>MILLEVILL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3" office:value-type="string" calcext:value-type="string">
            <text:p>VIA ROUTE RENT-A-CAR</text:p>
          </table:table-cell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2" office:value-type="string" calcext:value-type="string">
            <text:p>Car Rental</text:p>
          </table:table-cell>
          <table:table-cell/>
          <table:table-cell office:value-type="string" calcext:value-type="string">
            <text:p>Car Renta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2" office:value-type="string" calcext:value-type="string">
            <text:p>HOLIDAY INNS, HOLIDAY INN EXPRESS</text:p>
          </table:table-cell>
          <table:table-cell office:value-type="string" calcext:value-type="string">
            <text:p>HOLIDA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3" office:value-type="string" calcext:value-type="string">
            <text:p>BEST WESTER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3" office:value-type="string" calcext:value-type="string">
            <text:p>SHERA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3" office:value-type="string" calcext:value-type="string">
            <text:p>HI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3" office:value-type="string" calcext:value-type="string">
            <text:p>FORT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3" office:value-type="string" calcext:value-type="string">
            <text:p>GOLDEN TULI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3" office:value-type="string" calcext:value-type="string">
            <text:p>FRIENDSHIP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2" office:value-type="string" calcext:value-type="string">
            <text:p>QUALITY INNS, QUALITY SUITES</text:p>
          </table:table-cell>
          <table:table-cell office:value-type="string" calcext:value-type="string">
            <text:p>QUALIT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3" office:value-type="string" calcext:value-type="string">
            <text:p>MARRIOT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2" office:value-type="string" calcext:value-type="string">
            <text:p>DAYS INN, DAYSTOP</text:p>
          </table:table-cell>
          <table:table-cell office:value-type="string" calcext:value-type="string">
            <text:p>DAYS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3" office:value-type="string" calcext:value-type="string">
            <text:p>ARABELL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3" office:value-type="string" calcext:value-type="string">
            <text:p>INTER-CONTINENT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3" office:value-type="string" calcext:value-type="string">
            <text:p>WESTI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3" office:value-type="string" calcext:value-type="string">
            <text:p>RODEWA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3" office:value-type="string" calcext:value-type="string">
            <text:p>LA QUINTA MOTOR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3" office:value-type="string" calcext:value-type="string">
            <text:p>AMERICAN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3" office:value-type="string" calcext:value-type="string">
            <text:p>SO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3" office:value-type="string" calcext:value-type="string">
            <text:p>PULLMAN INTERNATION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3" office:value-type="string" calcext:value-type="string">
            <text:p>MERIDIE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3" office:value-type="string" calcext:value-type="string">
            <text:p>CREST HOTELS (see FORTE HOTELS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3" office:value-type="string" calcext:value-type="string">
            <text:p>TOKYO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3" office:value-type="string" calcext:value-type="string">
            <text:p>PENNSUL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3" office:value-type="string" calcext:value-type="string">
            <text:p>WELCOMGROU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3" office:value-type="string" calcext:value-type="string">
            <text:p>DUNF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3" office:value-type="string" calcext:value-type="string">
            <text:p>DOWNTOWNER-PASSPOR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2" office:value-type="string" calcext:value-type="string">
            <text:p>RED LION HOTELS, RED LION INNS</text:p>
          </table:table-cell>
          <table:table-cell office:value-type="string" calcext:value-type="string">
            <text:p>RED LI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3" office:value-type="string" calcext:value-type="string">
            <text:p>CP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2" office:value-type="string" calcext:value-type="string">
            <text:p>RENAISSANCE HOTELS, STOUFFER HOTELS</text:p>
          </table:table-cell>
          <table:table-cell office:value-type="string" calcext:value-type="string">
            <text:p>RENAISSA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3" office:value-type="string" calcext:value-type="string">
            <text:p>ASTI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3" office:value-type="string" calcext:value-type="string">
            <text:p>SUN ROUT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3" office:value-type="string" calcext:value-type="string">
            <text:p>HOTEL IBI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3" office:value-type="string" calcext:value-type="string">
            <text:p>SOUTHERN PACIFI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3" office:value-type="string" calcext:value-type="string">
            <text:p>HILTON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3" office:value-type="string" calcext:value-type="string">
            <text:p>AMFA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3" office:value-type="string" calcext:value-type="string">
            <text:p>AN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3" office:value-type="string" calcext:value-type="string">
            <text:p>CONCORD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3" office:value-type="string" calcext:value-type="string">
            <text:p>IBERO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3" office:value-type="string" calcext:value-type="string">
            <text:p>HOTEL OKUR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3" office:value-type="string" calcext:value-type="string">
            <text:p>ROY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3" office:value-type="string" calcext:value-type="string">
            <text:p>FOUR SEASON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3" office:value-type="string" calcext:value-type="string">
            <text:p>CIG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3" office:value-type="string" calcext:value-type="string">
            <text:p>SHANGRI-LA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3" office:value-type="string" calcext:value-type="string">
            <text:p>HOTELES MELI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3" office:value-type="string" calcext:value-type="string">
            <text:p>AUBERGE DES GOVERNEUR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3" office:value-type="string" calcext:value-type="string">
            <text:p>REGAL 8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3" office:value-type="string" calcext:value-type="string">
            <text:p>COAS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3" office:value-type="string" calcext:value-type="string">
            <text:p>PARK INN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3" office:value-type="string" calcext:value-type="string">
            <text:p>JOLL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3" office:value-type="string" calcext:value-type="string">
            <text:p>COMFORT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3" office:value-type="string" calcext:value-type="string">
            <text:p>JOURNEY’S END MOT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3" office:value-type="string" calcext:value-type="string">
            <text:p>RELAX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3" office:value-type="string" calcext:value-type="string">
            <text:p>LADBROK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3" office:value-type="string" calcext:value-type="string">
            <text:p>FORUM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3" office:value-type="string" calcext:value-type="string">
            <text:p>MIYAK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3" office:value-type="string" calcext:value-type="string">
            <text:p>SANDMA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3" office:value-type="string" calcext:value-type="string">
            <text:p>VENTURE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3" office:value-type="string" calcext:value-type="string">
            <text:p>VAGABON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3" office:value-type="string" calcext:value-type="string">
            <text:p>MANDARIN ORIENTAL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3" office:value-type="string" calcext:value-type="string">
            <text:p>HOTEL MERCUR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3" office:value-type="string" calcext:value-type="string">
            <text:p>DELTA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3" office:value-type="string" calcext:value-type="string">
            <text:p>SA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3" office:value-type="string" calcext:value-type="string">
            <text:p>PRINCESS HOTEL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3" office:value-type="string" calcext:value-type="string">
            <text:p>HUNGA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3" office:value-type="string" calcext:value-type="string">
            <text:p>SOKO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3" office:value-type="string" calcext:value-type="string">
            <text:p>DOR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3" office:value-type="string" calcext:value-type="string">
            <text:p>HELMSL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3" office:value-type="string" calcext:value-type="string">
            <text:p>FAIRMON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3" office:value-type="string" calcext:value-type="string">
            <text:p>SONEST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3" office:value-type="string" calcext:value-type="string">
            <text:p>OMN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3" office:value-type="string" calcext:value-type="string">
            <text:p>CUNAR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3" office:value-type="string" calcext:value-type="string">
            <text:p>HOSPITALITY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3" office:value-type="string" calcext:value-type="string">
            <text:p>REGENT INTERNATIONA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3" office:value-type="string" calcext:value-type="string">
            <text:p>PANNONI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3" office:value-type="string" calcext:value-type="string">
            <text:p>NOAH’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3" office:value-type="string" calcext:value-type="string">
            <text:p>MOVENPIC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3" office:value-type="string" calcext:value-type="string">
            <text:p>TRAVELODG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3" office:value-type="string" calcext:value-type="string">
            <text:p>TELFORD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3" office:value-type="string" calcext:value-type="string">
            <text:p>MERLI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3" office:value-type="string" calcext:value-type="string">
            <text:p>DORIN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3" office:value-type="string" calcext:value-type="string">
            <text:p>HOTLE UNIVERSAL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3" office:value-type="string" calcext:value-type="string">
            <text:p>PRI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3" office:value-type="string" calcext:value-type="string">
            <text:p>DA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3" office:value-type="string" calcext:value-type="string">
            <text:p>RAN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3" office:value-type="string" calcext:value-type="string">
            <text:p>SWISS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3" office:value-type="string" calcext:value-type="string">
            <text:p>RESO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3" office:value-type="string" calcext:value-type="string">
            <text:p>SAROV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2" office:value-type="string" calcext:value-type="string">
            <text:p>RAMADA INNS, RAMADA LIMITED</text:p>
          </table:table-cell>
          <table:table-cell office:value-type="string" calcext:value-type="string">
            <text:p>RAMADA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2" office:value-type="string" calcext:value-type="string">
            <text:p>HO JO INN, HOWARD JOHNSON</text:p>
          </table:table-cell>
          <table:table-cell office:value-type="string" calcext:value-type="string">
            <text:p>HO JO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3" office:value-type="string" calcext:value-type="string">
            <text:p>MOUNT CHARLOTTE THISTL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3" office:value-type="string" calcext:value-type="string">
            <text:p>HYAT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3" office:value-type="string" calcext:value-type="string">
            <text:p>SOFI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3" office:value-type="string" calcext:value-type="string">
            <text:p>NOVO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3" office:value-type="string" calcext:value-type="string">
            <text:p>STEIGENBERGE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3" office:value-type="string" calcext:value-type="string">
            <text:p>ECONO LODG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3" office:value-type="string" calcext:value-type="string">
            <text:p>QUEENS MOAT HOUS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3" office:value-type="string" calcext:value-type="string">
            <text:p>SWALLOW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3" office:value-type="string" calcext:value-type="string">
            <text:p>HUS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3" office:value-type="string" calcext:value-type="string">
            <text:p>DE VER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3" office:value-type="string" calcext:value-type="string">
            <text:p>RADISS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3" office:value-type="string" calcext:value-type="string">
            <text:p>RED ROOK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3" office:value-type="string" calcext:value-type="string">
            <text:p>IMPERIAL LONDO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3" office:value-type="string" calcext:value-type="string">
            <text:p>EMBASS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3" office:value-type="string" calcext:value-type="string">
            <text:p>PENT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3" office:value-type="string" calcext:value-type="string">
            <text:p>LOEW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3" office:value-type="string" calcext:value-type="string">
            <text:p>SCANDIC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3" office:value-type="string" calcext:value-type="string">
            <text:p>SAR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3" office:value-type="string" calcext:value-type="string">
            <text:p>OBERO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3" office:value-type="string" calcext:value-type="string">
            <text:p>OTAN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3" office:value-type="string" calcext:value-type="string">
            <text:p>TAJ HOTELS INTERNATIONA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3" office:value-type="string" calcext:value-type="string">
            <text:p>KNIGHTS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3" office:value-type="string" calcext:value-type="string">
            <text:p>METROPOL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3" office:value-type="string" calcext:value-type="string">
            <text:p>HOTELES EL PRESIDEN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3" office:value-type="string" calcext:value-type="string">
            <text:p>FLAG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3" office:value-type="string" calcext:value-type="string">
            <text:p>HAMPTO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3" office:value-type="string" calcext:value-type="string">
            <text:p>STAKI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3" office:value-type="string" calcext:value-type="string">
            <text:p>MARITIM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3" office:value-type="string" calcext:value-type="string">
            <text:p>ARCAR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3" office:value-type="string" calcext:value-type="string">
            <text:p>ARCTI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3" office:value-type="string" calcext:value-type="string">
            <text:p>CAMPANI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3" office:value-type="string" calcext:value-type="string">
            <text:p>IBUSZ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3" office:value-type="string" calcext:value-type="string">
            <text:p>RANTASIP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3" office:value-type="string" calcext:value-type="string">
            <text:p>INTERHOTEL CEDOK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3" office:value-type="string" calcext:value-type="string">
            <text:p>CLIMAT DE FRAN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3" office:value-type="string" calcext:value-type="string">
            <text:p>CUMULU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3" office:value-type="string" calcext:value-type="string">
            <text:p>DANUBIU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3" office:value-type="string" calcext:value-type="string">
            <text:p>ADAMS MARK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3" office:value-type="string" calcext:value-type="string">
            <text:p>ALLSTAR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3" office:value-type="string" calcext:value-type="string">
            <text:p>BUDGET HOST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3" office:value-type="string" calcext:value-type="string">
            <text:p>BUDGETE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3" office:value-type="string" calcext:value-type="string">
            <text:p>SUISSE CHALE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3" office:value-type="string" calcext:value-type="string">
            <text:p>CLARI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3" office:value-type="string" calcext:value-type="string">
            <text:p>COMPRI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3" office:value-type="string" calcext:value-type="string">
            <text:p>CONSORT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3" office:value-type="string" calcext:value-type="string">
            <text:p>COURTYARD BY MARRIOT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3" office:value-type="string" calcext:value-type="string">
            <text:p>DILLIO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3" office:value-type="string" calcext:value-type="string">
            <text:p>DOUBLETRE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3" office:value-type="string" calcext:value-type="string">
            <text:p>DRUR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3" office:value-type="string" calcext:value-type="string">
            <text:p>ECONOMY INNS OF AMERICA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3" office:value-type="string" calcext:value-type="string">
            <text:p>EMBASSY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3" office:value-type="string" calcext:value-type="string">
            <text:p>EXEL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3" office:value-type="string" calcext:value-type="string">
            <text:p>FARFIELD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3" office:value-type="string" calcext:value-type="string">
            <text:p>HARLE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3" office:value-type="string" calcext:value-type="string">
            <text:p>MIDWAY MOTOR LODGE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3" office:value-type="string" calcext:value-type="string">
            <text:p>MOTEL 6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3" office:value-type="string" calcext:value-type="string">
            <text:p>GUEST QUARTERS (Formally PICKETT SUITE HOTELS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3" office:value-type="string" calcext:value-type="string">
            <text:p>THE REGISTR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3" office:value-type="string" calcext:value-type="string">
            <text:p>RESIDENCE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3" office:value-type="string" calcext:value-type="string">
            <text:p>ROYC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3" office:value-type="string" calcext:value-type="string">
            <text:p>SANDMAN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3" office:value-type="string" calcext:value-type="string">
            <text:p>SHILO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3" office:value-type="string" calcext:value-type="string">
            <text:p>SHONEY’S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3" office:value-type="string" calcext:value-type="string">
            <text:p>SUPER8 M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3" office:value-type="string" calcext:value-type="string">
            <text:p>THE RITZ CAR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3" office:value-type="string" calcext:value-type="string">
            <text:p>FLAG INNS (AUSRALIA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3" office:value-type="string" calcext:value-type="string">
            <text:p>GOLDEN CHAIN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3" office:value-type="string" calcext:value-type="string">
            <text:p>QUALITY PACIFIC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3" office:value-type="string" calcext:value-type="string">
            <text:p>FOUR SEASONS HOTEL (AUSTRALIA)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3" office:value-type="string" calcext:value-type="string">
            <text:p>FARIFIELD IN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3" office:value-type="string" calcext:value-type="string">
            <text:p>CARLTO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3" office:value-type="string" calcext:value-type="string">
            <text:p>CITY LODGE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3" office:value-type="string" calcext:value-type="string">
            <text:p>KAROS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3" office:value-type="string" calcext:value-type="string">
            <text:p>PROTE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3" office:value-type="string" calcext:value-type="string">
            <text:p>SOUTHERN SUN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3" office:value-type="string" calcext:value-type="string">
            <text:p>HILTON CONRA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3" office:value-type="string" calcext:value-type="string">
            <text:p>WYNDHAM HOTEL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3" office:value-type="string" calcext:value-type="string">
            <text:p>RIC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3" office:value-type="string" calcext:value-type="string">
            <text:p>INER NOR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3" office:value-type="string" calcext:value-type="string">
            <text:p>SEAINES PLANATI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3" office:value-type="string" calcext:value-type="string">
            <text:p>RIO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3" office:value-type="string" calcext:value-type="string">
            <text:p>BROADMOOR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3" office:value-type="string" calcext:value-type="string">
            <text:p>BALLY’S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3" office:value-type="string" calcext:value-type="string">
            <text:p>JOHN ASCUAGA’S NUGGE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3" office:value-type="string" calcext:value-type="string">
            <text:p>MGM GR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3" office:value-type="string" calcext:value-type="string">
            <text:p>HARRAH’S HOTELS AND CASINO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3" office:value-type="string" calcext:value-type="string">
            <text:p>OPRYLAND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3" office:value-type="string" calcext:value-type="string">
            <text:p>BOCA RATON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3" office:value-type="string" calcext:value-type="string">
            <text:p>HARVEY/BRISTOL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3" office:value-type="string" calcext:value-type="string">
            <text:p>COLORADO BELLE/EDGEWATER RESORT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3" office:value-type="string" calcext:value-type="string">
            <text:p>RIVIERA HOTEL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3" office:value-type="string" calcext:value-type="string">
            <text:p>TROPICANA RESORT AND CASINO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3" office:value-type="string" calcext:value-type="string">
            <text:p>WOODSIDE HOTELS AND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3" office:value-type="string" calcext:value-type="string">
            <text:p>TOWNPLACE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3" office:value-type="string" calcext:value-type="string">
            <text:p>MILLENIUM BROADWAY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3" office:value-type="string" calcext:value-type="string">
            <text:p>CLUB ME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3" office:value-type="string" calcext:value-type="string">
            <text:p>BILTMORE HOTEL AN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3" office:value-type="string" calcext:value-type="string">
            <text:p>CAREFREE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3" office:value-type="string" calcext:value-type="string">
            <text:p>ST. REGI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3" office:value-type="string" calcext:value-type="string">
            <text:p>THE ELIOT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3" office:value-type="string" calcext:value-type="string">
            <text:p>CLUBCORP/CLUB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3" office:value-type="string" calcext:value-type="string">
            <text:p>WELESLEY INN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3" office:value-type="string" calcext:value-type="string">
            <text:p>THE BEVERLY HILLS HOTEL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3" office:value-type="string" calcext:value-type="string">
            <text:p>CROWNE PLAZA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3" office:value-type="string" calcext:value-type="string">
            <text:p>HOMEWOOD SUITE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3" office:value-type="string" calcext:value-type="string">
            <text:p>PEABODY HOTEL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3" office:value-type="string" calcext:value-type="string">
            <text:p>GREENBRIAH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3" office:value-type="string" calcext:value-type="string">
            <text:p>AMELIA ISLAND PLANATION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3" office:value-type="string" calcext:value-type="string">
            <text:p>THE HOMESTEAD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3" office:value-type="string" calcext:value-type="string">
            <text:p>SOUTH SEAS RESORTS</text:p>
          </table:table-cell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2" office:value-type="string" calcext:value-type="string">
            <text:p>Hotels/Motels/Inns/Resorts</text:p>
          </table:table-cell>
          <table:table-cell/>
          <table:table-cell office:value-type="string" calcext:value-type="string">
            <text:p>Hotels/Motels/Inns/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3" office:value-type="string" calcext:value-type="string">
            <text:p>* MASTERS ECONOMY INNS</text:p>
          </table:table-cell>
          <table:table-cell table:number-columns-repeated="2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2" office:value-type="string" calcext:value-type="string">
            <text:p>Railroads</text:p>
          </table:table-cell>
          <table:table-cell/>
          <table:table-cell office:value-type="string" calcext:value-type="string">
            <text:p>Railroa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3" office:value-type="string" calcext:value-type="string">
            <text:p>Local/Suburban Commuter Passenger Transportation – Railroads, Feries, Local Water Transportation.</text:p>
          </table:table-cell>
          <table:table-cell office:value-type="string" calcext:value-type="string">
            <text:p>Commuter Transport, Fer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 office:value-type="string" calcext:value-type="string">
            <text:p>Passenger Railwa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 office:value-type="string" calcext:value-type="string">
            <text:p>Ambulanc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3" office:value-type="string" calcext:value-type="string">
            <text:p>Taxicabs and Limousines</text:p>
          </table:table-cell>
          <table:table-cell office:value-type="string" calcext:value-type="string">
            <text:p>Taxicabs/Limous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3" office:value-type="string" calcext:value-type="string">
            <text:p>Bus Lines, Including Charters, Tour Buses</text:p>
          </table:table-cell>
          <table:table-cell office:value-type="string" calcext:value-type="string">
            <text:p>Bus 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2" office:value-type="string" calcext:value-type="string">
            <text:p>Motor Freight Carriers, Moving and Storage Companies, Trucking – Local/Long Distance, Delivery Services – Local</text:p>
          </table:table-cell>
          <table:table-cell office:value-type="string" calcext:value-type="string">
            <text:p>Motor Freight Carriers</text:p>
          </table:table-cell>
          <table:table-cell office:value-type="string" calcext:value-type="string">
            <text:p>Motor Freight Carriers and Trucking - Local and Long Distance, Moving and Storage Companies, and Local Delivery Service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2" office:value-type="string" calcext:value-type="string">
            <text:p>Courier Services – Air or Ground, Freight forwarders</text:p>
          </table:table-cell>
          <table:table-cell office:value-type="string" calcext:value-type="string">
            <text:p>Courier Services – Air or Ground</text:p>
          </table:table-cell>
          <table:table-cell office:value-type="string" calcext:value-type="string">
            <text:p>Courier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2" office:value-type="string" calcext:value-type="string">
            <text:p>Public warehousing, Storage</text:p>
          </table:table-cell>
          <table:table-cell office:value-type="string" calcext:value-type="string">
            <text:p>Warehousing, Public</text:p>
          </table:table-cell>
          <table:table-cell office:value-type="string" calcext:value-type="string">
            <text:p>Public Warehousing and Storage - Farm Products, Refrigerated Goods, Household Goods, and Storage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2" office:value-type="string" calcext:value-type="string">
            <text:p>Cruise and Steamship Lines</text:p>
          </table:table-cell>
          <table:table-cell table:number-columns-repeated="2" office:value-type="string" calcext:value-type="string">
            <text:p>Cruise Lin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 office:value-type="string" calcext:value-type="string">
            <text:p>Boat Rentals and Lea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3" office:value-type="string" calcext:value-type="string">
            <text:p>Marinas, Marine Service, and Supplies</text:p>
          </table:table-cell>
          <table:table-cell office:value-type="string" calcext:value-type="string">
            <text:p>Marinas, Service and Suppl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3" office:value-type="string" calcext:value-type="string">
            <text:p>Airlines, Air Carriers ( not listed elsewhere)</text:p>
          </table:table-cell>
          <table:table-cell office:value-type="string" calcext:value-type="string">
            <text:p>Airlines, Air Carri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2" office:value-type="string" calcext:value-type="string">
            <text:p>Airports, Airport Terminals, Flying Fields</text:p>
          </table:table-cell>
          <table:table-cell office:value-type="string" calcext:value-type="string">
            <text:p>Airports, Airport Terminals</text:p>
          </table:table-cell>
          <table:table-cell office:value-type="string" calcext:value-type="string">
            <text:p>Airports, Flying Fiel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3" office:value-type="string" calcext:value-type="string">
            <text:p>Travel Agencies and Tour Operations</text:p>
          </table:table-cell>
          <table:table-cell office:value-type="string" calcext:value-type="string">
            <text:p>Travel Agencies, Tour Opera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3" office:value-type="string" calcext:value-type="string">
            <text:p>Package Tour Operators (For use in Germany only)</text:p>
          </table:table-cell>
          <table:table-cell office:value-type="string" calcext:value-type="string">
            <text:p>TUI Travel - Germany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3" office:value-type="string" calcext:value-type="string">
            <text:p>Toll and Bridge Fees</text:p>
          </table:table-cell>
          <table:table-cell office:value-type="string" calcext:value-type="string">
            <text:p>Tolls/Bridge Fe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3" office:value-type="string" calcext:value-type="string">
            <text:p>Transportation Services, Not elsewhere classified)</text:p>
          </table:table-cell>
          <table:table-cell office:value-type="string" calcext:value-type="string">
            <text:p>Transportation Services (Not Elsewhere Classified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3" office:value-type="string" calcext:value-type="string">
            <text:p>Telecommunications Equipment including telephone sales</text:p>
          </table:table-cell>
          <table:table-cell office:value-type="string" calcext:value-type="string">
            <text:p>Telecommunication Equipment and Telephone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2" office:value-type="string" calcext:value-type="string">
            <text:p>Fax services, Telecommunication Services</text:p>
          </table:table-cell>
          <table:table-cell office:value-type="string" calcext:value-type="string">
            <text:p>Fax services</text:p>
          </table:table-cell>
          <table:table-cell office:value-type="string" calcext:value-type="string">
            <text:p>Telecommunication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3" office:value-type="string" calcext:value-type="string">
            <text:p>VisaPhone</text:p>
          </table:table-cell>
          <table:table-cell table:number-columns-repeated="2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2" office:value-type="string" calcext:value-type="string">
            <text:p>Computer Network Services</text:p>
          </table:table-cell>
          <table:table-cell/>
          <table:table-cell office:value-type="string" calcext:value-type="string">
            <text:p>Computer Network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3" office:value-type="string" calcext:value-type="string">
            <text:p>Telegraph services</text:p>
          </table:table-cell>
          <table:table-cell office:value-type="string" calcext:value-type="string">
            <text:p>Telegraph Ser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3" office:value-type="string" calcext:value-type="string">
            <text:p>Money Orders – Wire Transfer</text:p>
          </table:table-cell>
          <table:table-cell office:value-type="string" calcext:value-type="string">
            <text:p>Wires, Money Ord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3" office:value-type="string" calcext:value-type="string">
            <text:p>Cable and other pay television (previously Cable Services)</text:p>
          </table:table-cell>
          <table:table-cell office:value-type="string" calcext:value-type="string">
            <text:p>Cable, Satellite, and Other Pay Television and Radio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3" office:value-type="string" calcext:value-type="string">
            <text:p>Electric, Gas, Sanitary and Water Utilities</text:p>
          </table:table-cell>
          <table:table-cell office:value-type="string" calcext:value-type="string">
            <text:p>Utilitie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3" office:value-type="string" calcext:value-type="string">
            <text:p>Motor vehicle supplies and new parts</text:p>
          </table:table-cell>
          <table:table-cell office:value-type="string" calcext:value-type="string">
            <text:p>Motor Vehicle Supplies and New Par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 office:value-type="string" calcext:value-type="string">
            <text:p>Office and Commercial Furnitur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3" office:value-type="string" calcext:value-type="string">
            <text:p>Construction Materials, Not Elsewhere Classified</text:p>
          </table:table-cell>
          <table:table-cell office:value-type="string" calcext:value-type="string">
            <text:p>Construction Material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3" office:value-type="string" calcext:value-type="string">
            <text:p>Office, Photographic, Photocopy, and Microfilm Equipment</text:p>
          </table:table-cell>
          <table:table-cell office:value-type="string" calcext:value-type="string">
            <text:p>Photographic, Photocopy, Microfilm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3" office:value-type="string" calcext:value-type="string">
            <text:p>Computers, Computer Peripheral Equipment, Software</text:p>
          </table:table-cell>
          <table:table-cell office:value-type="string" calcext:value-type="string">
            <text:p>Computers, Peripherals, and Softwar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3" office:value-type="string" calcext:value-type="string">
            <text:p>Commercial Equipment, Not Elsewhere Classified</text:p>
          </table:table-cell>
          <table:table-cell office:value-type="string" calcext:value-type="string">
            <text:p>Commercial Equipment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3" office:value-type="string" calcext:value-type="string">
            <text:p>Medical, Dental Ophthalmic, Hospital Equipment and Supplies</text:p>
          </table:table-cell>
          <table:table-cell office:value-type="string" calcext:value-type="string">
            <text:p>Medical, Dental, Ophthalmic, and Hospital Equipment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3" office:value-type="string" calcext:value-type="string">
            <text:p>Metal Service Centers and Offices</text:p>
          </table:table-cell>
          <table:table-cell office:value-type="string" calcext:value-type="string">
            <text:p>Metal Service Cent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 office:value-type="string" calcext:value-type="string">
            <text:p>Electrical Parts and Equipme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3" office:value-type="string" calcext:value-type="string">
            <text:p>Hardware Equipment and Supplies</text:p>
          </table:table-cell>
          <table:table-cell office:value-type="string" calcext:value-type="string">
            <text:p>Hardware,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3" office:value-type="string" calcext:value-type="string">
            <text:p>Plumbing and Heating Equipment and Supplies</text:p>
          </table:table-cell>
          <table:table-cell office:value-type="string" calcext:value-type="string">
            <text:p>Plumbing, Heating Equipment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3" office:value-type="string" calcext:value-type="string">
            <text:p>Industrial Supplies, Not Elsewhere Classified</text:p>
          </table:table-cell>
          <table:table-cell office:value-type="string" calcext:value-type="string">
            <text:p>Industrial Supplie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 office:value-type="string" calcext:value-type="string">
            <text:p>Precious Stones and Metals, Watches and Jewelry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3" office:value-type="string" calcext:value-type="string">
            <text:p>Durable Goods, Not Elsewhere Classified</text:p>
          </table:table-cell>
          <table:table-cell office:value-type="string" calcext:value-type="string">
            <text:p>Durable Good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3" office:value-type="string" calcext:value-type="string">
            <text:p>Stationery, Office Supplies, Printing, and Writing Paper</text:p>
          </table:table-cell>
          <table:table-cell office:value-type="string" calcext:value-type="string">
            <text:p>Stationary, Office Supplies, Printing and Writing Pape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3" office:value-type="string" calcext:value-type="string">
            <text:p>Drugs, Drug Proprietors, and Druggist’s Sundries</text:p>
          </table:table-cell>
          <table:table-cell office:value-type="string" calcext:value-type="string">
            <text:p>Drugs, Drug Proprietaries, and Druggist Sund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 office:value-type="string" calcext:value-type="string">
            <text:p>Piece Goods, Notions, and Other Dry Goo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3" office:value-type="string" calcext:value-type="string">
            <text:p>Men’s Women’s and Children’s Uniforms and Commercial Clothing</text:p>
          </table:table-cell>
          <table:table-cell office:value-type="string" calcext:value-type="string">
            <text:p>Uniforms, Commercial Clothing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 office:value-type="string" calcext:value-type="string">
            <text:p>Commercial Footwea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3" office:value-type="string" calcext:value-type="string">
            <text:p>Chemicals and Allied Products, Not Elsewhere Classified</text:p>
          </table:table-cell>
          <table:table-cell office:value-type="string" calcext:value-type="string">
            <text:p>Chemicals and Allied Product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 office:value-type="string" calcext:value-type="string">
            <text:p>Petroleum and Petroleum Produc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 office:value-type="string" calcext:value-type="string">
            <text:p>Books, Periodicals, and Newspap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3" office:value-type="string" calcext:value-type="string">
            <text:p>Florists’ Supplies, Nursery Stock and Flowers</text:p>
          </table:table-cell>
          <table:table-cell office:value-type="string" calcext:value-type="string">
            <text:p>Florists Supplies, Nursery Stock, and Flow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 office:value-type="string" calcext:value-type="string">
            <text:p>Paints, Varnishes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3" office:value-type="string" calcext:value-type="string">
            <text:p>Non-durable Goods, Not Elsewhere Classified</text:p>
          </table:table-cell>
          <table:table-cell office:value-type="string" calcext:value-type="string">
            <text:p>Nondurable Goods (Not Elsewhere Classified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 office:value-type="string" calcext:value-type="string">
            <text:p>Home Supply Warehous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3" office:value-type="string" calcext:value-type="string">
            <text:p>Lumber and Building Materials Stores</text:p>
          </table:table-cell>
          <table:table-cell office:value-type="string" calcext:value-type="string">
            <text:p>Lumber, Building Material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2" office:value-type="string" calcext:value-type="string">
            <text:p>Glass, Paint, and Wallpaper Stores</text:p>
          </table:table-cell>
          <table:table-cell office:value-type="string" calcext:value-type="string">
            <text:p>Wallpaper Stores</text:p>
          </table:table-cell>
          <table:table-cell office:value-type="string" calcext:value-type="string">
            <text:p>Glass, Paint, and Wallpape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 office:value-type="string" calcext:value-type="string">
            <text:p>Hard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3" office:value-type="string" calcext:value-type="string">
            <text:p>Nurseries – Lawn and Garden Supply Store</text:p>
          </table:table-cell>
          <table:table-cell office:value-type="string" calcext:value-type="string">
            <text:p>Nurseries, Lawn and Garden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 office:value-type="string" calcext:value-type="string">
            <text:p>Mobile Home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 office:value-type="string" calcext:value-type="string">
            <text:p>Wholesale Club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3" office:value-type="string" calcext:value-type="string">
            <text:p>Duty Free Store</text:p>
          </table:table-cell>
          <table:table-cell office:value-type="string" calcext:value-type="string">
            <text:p>Duty Fre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 office:value-type="string" calcext:value-type="string">
            <text:p>Discount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 office:value-type="string" calcext:value-type="string">
            <text:p>Department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 office:value-type="string" calcext:value-type="string">
            <text:p>Variet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3" office:value-type="string" calcext:value-type="string">
            <text:p>Misc. General Merchandise</text:p>
          </table:table-cell>
          <table:table-cell office:value-type="string" calcext:value-type="string">
            <text:p>Miscellaneous General Merchandi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2" office:value-type="string" calcext:value-type="string">
            <text:p>Grocery Stores, Supermarkets</text:p>
          </table:table-cell>
          <table:table-cell office:value-type="string" calcext:value-type="string">
            <text:p>Grocery Stores</text:p>
          </table:table-cell>
          <table:table-cell office:value-type="string" calcext:value-type="string">
            <text:p>Grocery Stores, Supermarke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3" office:value-type="string" calcext:value-type="string">
            <text:p>Meat Provisioners – Freezer and Locker</text:p>
          </table:table-cell>
          <table:table-cell office:value-type="string" calcext:value-type="string">
            <text:p>Freezer and Locker Meat Provision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2" office:value-type="string" calcext:value-type="string">
            <text:p>Candy, Nut, and Confectionery Stores</text:p>
          </table:table-cell>
          <table:table-cell office:value-type="string" calcext:value-type="string">
            <text:p>Candy Stores</text:p>
          </table:table-cell>
          <table:table-cell office:value-type="string" calcext:value-type="string">
            <text:p>Candy, Nut, and Confectioner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 office:value-type="string" calcext:value-type="string">
            <text:p>Dairy Product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 office:value-type="string" calcext:value-type="string">
            <text:p>Bake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3" office:value-type="string" calcext:value-type="string">
            <text:p>Misc. Food Stores – Convenience Stores and Specialty Markets</text:p>
          </table:table-cell>
          <table:table-cell office:value-type="string" calcext:value-type="string">
            <text:p>Miscellaneous Food Stores - Convenience Stores and Specialty Marke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3" office:value-type="string" calcext:value-type="string">
            <text:p>Car and Truck Dealers (New and Used) Sales, Service, Repairs, Parts, and Leasing</text:p>
          </table:table-cell>
          <table:table-cell office:value-type="string" calcext:value-type="string">
            <text:p>Car and Truck Dealers (New &amp; Used) Sales, Service, Repairs Parts and Leasing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3" office:value-type="string" calcext:value-type="string">
            <text:p>Automobile and Truck Dealers (Used Only)</text:p>
          </table:table-cell>
          <table:table-cell office:value-type="string" calcext:value-type="string">
            <text:p>Car and Truck Dealers (Used Only) Sales, Service, Repairs Parts and Leasing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3" office:value-type="string" calcext:value-type="string">
            <text:p>Automobile Supply Stores</text:p>
          </table:table-cell>
          <table:table-cell office:value-type="string" calcext:value-type="string">
            <text:p>Auto and Home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 office:value-type="string" calcext:value-type="string">
            <text:p>Automotive Ti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3" office:value-type="string" calcext:value-type="string">
            <text:p>Automotive Parts, Accessories Stores</text:p>
          </table:table-cell>
          <table:table-cell office:value-type="string" calcext:value-type="string">
            <text:p>Automotive Parts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3" office:value-type="string" calcext:value-type="string">
            <text:p>Service Stations ( with or without ancillary services)</text:p>
          </table:table-cell>
          <table:table-cell office:value-type="string" calcext:value-type="string">
            <text:p>Service Station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 office:value-type="string" calcext:value-type="string">
            <text:p>Automated Fuel Dispens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 office:value-type="string" calcext:value-type="string">
            <text:p>Boat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3" office:value-type="string" calcext:value-type="string">
            <text:p>Recreational and Utility Trailers, Camp Dealers</text:p>
          </table:table-cell>
          <table:table-cell office:value-type="string" calcext:value-type="string">
            <text:p>Motorcycle Shops,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3" office:value-type="string" calcext:value-type="string">
            <text:p>Motorcycle Dealers</text:p>
          </table:table-cell>
          <table:table-cell office:value-type="string" calcext:value-type="string">
            <text:p>Motorcycle Shops and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3" office:value-type="string" calcext:value-type="string">
            <text:p>Motor Home Dealers</text:p>
          </table:table-cell>
          <table:table-cell office:value-type="string" calcext:value-type="string">
            <text:p>Motor Homes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 office:value-type="string" calcext:value-type="string">
            <text:p>Snowmobile Deal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2" office:value-type="string" calcext:value-type="string">
            <text:p>Miscellaneous Auto Dealers </text:p>
          </table:table-cell>
          <table:table-cell/>
          <table:table-cell office:value-type="string" calcext:value-type="string">
            <text:p>Miscellaneous Auto Dealers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 office:value-type="string" calcext:value-type="string">
            <text:p>Men’s and Boy’s Clothing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3" office:value-type="string" calcext:value-type="string">
            <text:p>Women’s Ready-to-Wear Stores</text:p>
          </table:table-cell>
          <table:table-cell office:value-type="string" calcext:value-type="string">
            <text:p>Women’s Ready-To-Wea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 office:value-type="string" calcext:value-type="string">
            <text:p>Women’s Accessory and Specialty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 office:value-type="string" calcext:value-type="string">
            <text:p>Children’s and Infant’s Wea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 office:value-type="string" calcext:value-type="string">
            <text:p>Family Cloth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3" office:value-type="string" calcext:value-type="string">
            <text:p>Sports Apparel, Riding Apparel Stores</text:p>
          </table:table-cell>
          <table:table-cell office:value-type="string" calcext:value-type="string">
            <text:p>Sports and Riding Apparel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 office:value-type="string" calcext:value-type="string">
            <text:p>Sho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 office:value-type="string" calcext:value-type="string">
            <text:p>Furriers and Fur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3" office:value-type="string" calcext:value-type="string">
            <text:p>Men’s and Women’s Clothing Stores</text:p>
          </table:table-cell>
          <table:table-cell office:value-type="string" calcext:value-type="string">
            <text:p>Men’s, Women’s Cloth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3" office:value-type="string" calcext:value-type="string">
            <text:p>Tailors, Seamstress, Mending, and Alterations</text:p>
          </table:table-cell>
          <table:table-cell office:value-type="string" calcext:value-type="string">
            <text:p>Tailors, Alter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 office:value-type="string" calcext:value-type="string">
            <text:p>Wig and Toupe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 office:value-type="string" calcext:value-type="string">
            <text:p>Miscellaneous Apparel and Accessory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3" office:value-type="string" calcext:value-type="string">
            <text:p>Furniture, Home Furnishings, and Equipment Stores, ExceptAppliances</text:p>
          </table:table-cell>
          <table:table-cell office:value-type="string" calcext:value-type="string">
            <text:p>Furniture, Home Furnishings, and Equipment Stores, Except Applian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 office:value-type="string" calcext:value-type="string">
            <text:p>Floor Covering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3" office:value-type="string" calcext:value-type="string">
            <text:p>Drapery, Window Covering and Upholstery Stores</text:p>
          </table:table-cell>
          <table:table-cell office:value-type="string" calcext:value-type="string">
            <text:p>Drapery, Window Covering, and Upholster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 office:value-type="string" calcext:value-type="string">
            <text:p>Fireplace, Fireplace Screens, and Accessorie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 office:value-type="string" calcext:value-type="string">
            <text:p>Miscellaneous Home Furnishing Specialt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 office:value-type="string" calcext:value-type="string">
            <text:p>Household Applianc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3" office:value-type="string" calcext:value-type="string">
            <text:p>Electronic Sales</text:p>
          </table:table-cell>
          <table:table-cell office:value-type="string" calcext:value-type="string">
            <text:p>Electronic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3" office:value-type="string" calcext:value-type="string">
            <text:p>Music Stores, Musical Instruments, Piano Sheet Music</text:p>
          </table:table-cell>
          <table:table-cell office:value-type="string" calcext:value-type="string">
            <text:p>Music Stores-Musical Instruments, Pianos, and Sheet Music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 office:value-type="string" calcext:value-type="string">
            <text:p>Computer Soft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3" office:value-type="string" calcext:value-type="string">
            <text:p>Record Shops</text:p>
          </table:table-cell>
          <table:table-cell office:value-type="string" calcext:value-type="string">
            <text:p>Record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 office:value-type="string" calcext:value-type="string">
            <text:p>Cater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3" office:value-type="string" calcext:value-type="string">
            <text:p>Eating places and Restaurants</text:p>
          </table:table-cell>
          <table:table-cell office:value-type="string" calcext:value-type="string">
            <text:p>Eating Places, Restauran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3" office:value-type="string" calcext:value-type="string">
            <text:p>Drinking Places (Alcoholic Beverages), Bars, Taverns, Cocktail lounges, Nightclubs and Discotheques</text:p>
          </table:table-cell>
          <table:table-cell office:value-type="string" calcext:value-type="string">
            <text:p>Drinking Pla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 office:value-type="string" calcext:value-type="string">
            <text:p>Fast Food Restauran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3" office:value-type="string" calcext:value-type="string">
            <text:p>Antique Shops – Sales, Repairs, and Restoration Services</text:p>
          </table:table-cell>
          <table:table-cell table:number-columns-repeated="2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 office:value-type="string" calcext:value-type="string">
            <text:p>Drug Stores and Pharmac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3" office:value-type="string" calcext:value-type="string">
            <text:p>Package Stores – Beer, Wine, and Liquor</text:p>
          </table:table-cell>
          <table:table-cell office:value-type="string" calcext:value-type="string">
            <text:p>Package Stores-Beer, Wine, and Liquor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 office:value-type="string" calcext:value-type="string">
            <text:p>Used Merchandise and Secondhand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2" office:value-type="string" calcext:value-type="string">
            <text:p>Antique Shops</text:p>
          </table:table-cell>
          <table:table-cell/>
          <table:table-cell office:value-type="string" calcext:value-type="string">
            <text:p>Antiqu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3" office:value-type="string" calcext:value-type="string">
            <text:p>Pawn Shops and Salvage Yards</text:p>
          </table:table-cell>
          <table:table-cell office:value-type="string" calcext:value-type="string">
            <text:p>Pawn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 office:value-type="string" calcext:value-type="string">
            <text:p>Wrecking and Salvage Yar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 office:value-type="string" calcext:value-type="string">
            <text:p>Antique Reproduction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3" office:value-type="string" calcext:value-type="string">
            <text:p>Bicycle Shops – Sales and Service</text:p>
          </table:table-cell>
          <table:table-cell office:value-type="string" calcext:value-type="string">
            <text:p>Bicycl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 office:value-type="string" calcext:value-type="string">
            <text:p>Sporting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 office:value-type="string" calcext:value-type="string">
            <text:p>Book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3" office:value-type="string" calcext:value-type="string">
            <text:p>Stationery Stores, Office and School Supply Stores</text:p>
          </table:table-cell>
          <table:table-cell office:value-type="string" calcext:value-type="string">
            <text:p>Stationery Stores, Office, and School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3" office:value-type="string" calcext:value-type="string">
            <text:p>Watch, Clock, Jewelry, and Silverware Stores</text:p>
          </table:table-cell>
          <table:table-cell office:value-type="string" calcext:value-type="string">
            <text:p>Jewelry Stores, Watches, Clocks, and Silverware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 office:value-type="string" calcext:value-type="string">
            <text:p>Hobby, Toy, and Game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 office:value-type="string" calcext:value-type="string">
            <text:p>Camera and Photographic Supply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3" office:value-type="string" calcext:value-type="string">
            <text:p>Card Shops, Gift, Novelty, and Souvenir Shops</text:p>
          </table:table-cell>
          <table:table-cell office:value-type="string" calcext:value-type="string">
            <text:p>Gift, Card, Novelty, and Souvenir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3" office:value-type="string" calcext:value-type="string">
            <text:p>Leather Foods Stores</text:p>
          </table:table-cell>
          <table:table-cell office:value-type="string" calcext:value-type="string">
            <text:p>Luggage and Leather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3" office:value-type="string" calcext:value-type="string">
            <text:p>Sewing, Needle, Fabric, and Price Goods Stores</text:p>
          </table:table-cell>
          <table:table-cell office:value-type="string" calcext:value-type="string">
            <text:p>Sewing, Needlework, Fabric, and Piece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3" office:value-type="string" calcext:value-type="string">
            <text:p>Glassware/Crystal Stores</text:p>
          </table:table-cell>
          <table:table-cell office:value-type="string" calcext:value-type="string">
            <text:p>Glassware, Crystal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3" office:value-type="string" calcext:value-type="string">
            <text:p>Direct Marketing- Insurance Service</text:p>
          </table:table-cell>
          <table:table-cell office:value-type="string" calcext:value-type="string">
            <text:p>Direct Marketing - Insuranc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3" office:value-type="string" calcext:value-type="string">
            <text:p>Mail Order Houses Including Catalog Order Stores, Book/Record Clubs (No longer permitted for U.S. original presentments)</text:p>
          </table:table-cell>
          <table:table-cell table:number-columns-repeated="2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3" office:value-type="string" calcext:value-type="string">
            <text:p>Direct Marketing – Travel Related Arrangements Services</text:p>
          </table:table-cell>
          <table:table-cell office:value-type="string" calcext:value-type="string">
            <text:p>Direct Marketing - Travel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3" office:value-type="string" calcext:value-type="string">
            <text:p>Door-to-Door Sales</text:p>
          </table:table-cell>
          <table:table-cell office:value-type="string" calcext:value-type="string">
            <text:p>Door-To-Door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3" office:value-type="string" calcext:value-type="string">
            <text:p>Direct Marketing – Catalog Merchant</text:p>
          </table:table-cell>
          <table:table-cell office:value-type="string" calcext:value-type="string">
            <text:p>Direct Marketing - Catalog Mercha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3" office:value-type="string" calcext:value-type="string">
            <text:p>Direct Marketing – Catalog and Catalog and Retail Merchant</text:p>
          </table:table-cell>
          <table:table-cell office:value-type="string" calcext:value-type="string">
            <text:p>Direct Marketing - Combination Catalog and Retail Merchan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3" office:value-type="string" calcext:value-type="string">
            <text:p>Direct Marketing- Outbound Telemarketing Merchant</text:p>
          </table:table-cell>
          <table:table-cell office:value-type="string" calcext:value-type="string">
            <text:p>Direct Marketing - Outbound Tel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3" office:value-type="string" calcext:value-type="string">
            <text:p>Direct Marketing – Inbound Teleservices Merchant</text:p>
          </table:table-cell>
          <table:table-cell office:value-type="string" calcext:value-type="string">
            <text:p>Direct Marketing - Inbound Tel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3" office:value-type="string" calcext:value-type="string">
            <text:p>Direct Marketing – Continuity/Subscription Merchant</text:p>
          </table:table-cell>
          <table:table-cell office:value-type="string" calcext:value-type="string">
            <text:p>Direct Marketing - Subscription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3" office:value-type="string" calcext:value-type="string">
            <text:p>Direct Marketing – Not Elsewhere Classified</text:p>
          </table:table-cell>
          <table:table-cell office:value-type="string" calcext:value-type="string">
            <text:p>Direct Marketing - Other 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 office:value-type="string" calcext:value-type="string">
            <text:p>Artist’s Supply and Craft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 office:value-type="string" calcext:value-type="string">
            <text:p>Art Dealers and Galler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3" office:value-type="string" calcext:value-type="string">
            <text:p>Stamp and Coin Stores – Philatelic and Numismatic Supplies</text:p>
          </table:table-cell>
          <table:table-cell office:value-type="string" calcext:value-type="string">
            <text:p>Stamp and Coin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 office:value-type="string" calcext:value-type="string">
            <text:p>Religious Goods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3" office:value-type="string" calcext:value-type="string">
            <text:p>Hearing Aids – Sales, Service, and Supply Stores</text:p>
          </table:table-cell>
          <table:table-cell office:value-type="string" calcext:value-type="string">
            <text:p>Hearing Aids Sales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3" office:value-type="string" calcext:value-type="string">
            <text:p>Orthopedic Goods Prosthetic Devices</text:p>
          </table:table-cell>
          <table:table-cell office:value-type="string" calcext:value-type="string">
            <text:p>Orthopedic Goods - Prosthetic Devic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 office:value-type="string" calcext:value-type="string">
            <text:p>Cosmetic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3" office:value-type="string" calcext:value-type="string">
            <text:p>Typewriter Stores – Sales, Rental, Service</text:p>
          </table:table-cell>
          <table:table-cell office:value-type="string" calcext:value-type="string">
            <text:p>Typewrite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3" office:value-type="string" calcext:value-type="string">
            <text:p>Fuel – Fuel Oil, Wood, Coal, Liquefied Petroleum</text:p>
          </table:table-cell>
          <table:table-cell office:value-type="string" calcext:value-type="string">
            <text:p>Fuel Dealers (Non Automotive)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 office:value-type="string" calcext:value-type="string">
            <text:p>Florist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 office:value-type="string" calcext:value-type="string">
            <text:p>Cigar Stores and Stan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 office:value-type="string" calcext:value-type="string">
            <text:p>News Dealers and Newsstand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3" office:value-type="string" calcext:value-type="string">
            <text:p>Pet Shops, Pet Foods, and Supplies Stores</text:p>
          </table:table-cell>
          <table:table-cell office:value-type="string" calcext:value-type="string">
            <text:p>Pet Shops, Pet Food, and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3" office:value-type="string" calcext:value-type="string">
            <text:p>Swimming Pools – Sales, Service, and Supplies</text:p>
          </table:table-cell>
          <table:table-cell office:value-type="string" calcext:value-type="string">
            <text:p>Swimming Pools Sal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3" office:value-type="string" calcext:value-type="string">
            <text:p>Electric Razor Stores – Sales and Service</text:p>
          </table:table-cell>
          <table:table-cell office:value-type="string" calcext:value-type="string">
            <text:p>Electric Razor Stor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 office:value-type="string" calcext:value-type="string">
            <text:p>Tent and Awning Shop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3" office:value-type="string" calcext:value-type="string">
            <text:p>Miscellaneous and Specialty Retail Stores</text:p>
          </table:table-cell>
          <table:table-cell office:value-type="string" calcext:value-type="string">
            <text:p>Miscellaneous Specialty Retail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3" office:value-type="string" calcext:value-type="string">
            <text:p>Financial Institutions – Manual Cash Disbursements</text:p>
          </table:table-cell>
          <table:table-cell office:value-type="string" calcext:value-type="string">
            <text:p>Manual Cash Disbur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3" office:value-type="string" calcext:value-type="string">
            <text:p>Financial Institutions – Manual Cash Disbursements</text:p>
          </table:table-cell>
          <table:table-cell office:value-type="string" calcext:value-type="string">
            <text:p>Automated Cash Disburse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3" office:value-type="string" calcext:value-type="string">
            <text:p>Financial Institutions – Merchandise and Services</text:p>
          </table:table-cell>
          <table:table-cell office:value-type="string" calcext:value-type="string">
            <text:p>Financial Institu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3" office:value-type="string" calcext:value-type="string">
            <text:p>Non-Financial Institutions – Foreign Currency, Money Orders (not wire transfer) and Travelers Cheques</text:p>
          </table:table-cell>
          <table:table-cell office:value-type="string" calcext:value-type="string">
            <text:p>Non-FI, Money Order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 office:value-type="string" calcext:value-type="string">
            <text:p>Security Brokers/Deal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3" office:value-type="string" calcext:value-type="string">
            <text:p>Insurance Sales, Underwriting, and Premiums</text:p>
          </table:table-cell>
          <table:table-cell office:value-type="string" calcext:value-type="string">
            <text:p>Insurance Underwriting, Premium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3" office:value-type="string" calcext:value-type="string">
            <text:p>Insurance Premiums, (no longer valid for first presentment work)</text:p>
          </table:table-cell>
          <table:table-cell table:number-columns-repeated="2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3" office:value-type="string" calcext:value-type="string">
            <text:p>Insurance, Not Elsewhere Classified ( no longer valid forfirst presentment work)</text:p>
          </table:table-cell>
          <table:table-cell office:value-type="string" calcext:value-type="string">
            <text:p>Insurance - Default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2" office:value-type="string" calcext:value-type="string">
            <text:p>Real Estate Agents and Managers - Rentals</text:p>
          </table:table-cell>
          <table:table-cell/>
          <table:table-cell office:value-type="string" calcext:value-type="string">
            <text:p>Real Estate Agents and Managers -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3" office:value-type="string" calcext:value-type="string">
            <text:p>Lodging – Hotels, Motels, Resorts, Central Reservation Services (not elsewhere classified)</text:p>
          </table:table-cell>
          <table:table-cell office:value-type="string" calcext:value-type="string">
            <text:p>Hotels, Motels, and Resor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 office:value-type="string" calcext:value-type="string">
            <text:p>Timesha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3" office:value-type="string" calcext:value-type="string">
            <text:p>Sporting and Recreational Camps</text:p>
          </table:table-cell>
          <table:table-cell office:value-type="string" calcext:value-type="string">
            <text:p>Sporting/Recreation Cam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3" office:value-type="string" calcext:value-type="string">
            <text:p>Trailer Parks and Camp Grounds</text:p>
          </table:table-cell>
          <table:table-cell office:value-type="string" calcext:value-type="string">
            <text:p>Trailer Parks, Campgroun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3" office:value-type="string" calcext:value-type="string">
            <text:p>Laundry, Cleaning, and Garment Services</text:p>
          </table:table-cell>
          <table:table-cell office:value-type="string" calcext:value-type="string">
            <text:p>Laundry, Clean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3" office:value-type="string" calcext:value-type="string">
            <text:p>Laundry – Family and Commercial</text:p>
          </table:table-cell>
          <table:table-cell office:value-type="string" calcext:value-type="string">
            <text:p>Laundri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 office:value-type="string" calcext:value-type="string">
            <text:p>Dry Clean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3" office:value-type="string" calcext:value-type="string">
            <text:p>Carpet and Upholstery Cleaning</text:p>
          </table:table-cell>
          <table:table-cell office:value-type="string" calcext:value-type="string">
            <text:p>Carpet/Upholstery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 office:value-type="string" calcext:value-type="string">
            <text:p>Photographic Studio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 office:value-type="string" calcext:value-type="string">
            <text:p>Barber and Beauty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3" office:value-type="string" calcext:value-type="string">
            <text:p>Shop Repair Shops and Shoe Shine Parlors, and Hat Cleaning Shops</text:p>
          </table:table-cell>
          <table:table-cell office:value-type="string" calcext:value-type="string">
            <text:p>Shoe Repair/Hat Clean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3" office:value-type="string" calcext:value-type="string">
            <text:p>Funeral Service and Crematories</text:p>
          </table:table-cell>
          <table:table-cell office:value-type="string" calcext:value-type="string">
            <text:p>Funeral Services, Cremato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3" office:value-type="string" calcext:value-type="string">
            <text:p>Dating and Escort Services</text:p>
          </table:table-cell>
          <table:table-cell office:value-type="string" calcext:value-type="string">
            <text:p>Dating/Escort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3" office:value-type="string" calcext:value-type="string">
            <text:p>Tax Preparation Service</text:p>
          </table:table-cell>
          <table:table-cell office:value-type="string" calcext:value-type="string">
            <text:p>Tax Preparation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3" office:value-type="string" calcext:value-type="string">
            <text:p>Counseling Service – Debt, Marriage, Personal</text:p>
          </table:table-cell>
          <table:table-cell office:value-type="string" calcext:value-type="string">
            <text:p>Counsel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3" office:value-type="string" calcext:value-type="string">
            <text:p>Buying/Shopping Services, Clubs</text:p>
          </table:table-cell>
          <table:table-cell office:value-type="string" calcext:value-type="string">
            <text:p>Buying/Shop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3" office:value-type="string" calcext:value-type="string">
            <text:p>Clothing Rental – Costumes, Formal Wear, Uniforms</text:p>
          </table:table-cell>
          <table:table-cell office:value-type="string" calcext:value-type="string">
            <text:p>Clothing Renta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 office:value-type="string" calcext:value-type="string">
            <text:p>Massage Parl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3" office:value-type="string" calcext:value-type="string">
            <text:p>Health and Beauty Shops</text:p>
          </table:table-cell>
          <table:table-cell office:value-type="string" calcext:value-type="string">
            <text:p>Health and Beauty Sp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3" office:value-type="string" calcext:value-type="string">
            <text:p>Miscellaneous Personal Services ( not elsewhere classifies)</text:p>
          </table:table-cell>
          <table:table-cell office:value-type="string" calcext:value-type="string">
            <text:p>Miscellaneous Gener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 office:value-type="string" calcext:value-type="string">
            <text:p>Advertis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3" office:value-type="string" calcext:value-type="string">
            <text:p>Consumer Credit Reporting Agencies</text:p>
          </table:table-cell>
          <table:table-cell office:value-type="string" calcext:value-type="string">
            <text:p>Credit Reporting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3" office:value-type="string" calcext:value-type="string">
            <text:p>Blueprinting and Photocopying Services</text:p>
          </table:table-cell>
          <table:table-cell table:number-columns-repeated="2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 office:value-type="string" calcext:value-type="string">
            <text:p>Commercial Photography, Art and Graphic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3" office:value-type="string" calcext:value-type="string">
            <text:p>Quick Copy, Reproduction and Blueprinting Services</text:p>
          </table:table-cell>
          <table:table-cell office:value-type="string" calcext:value-type="string">
            <text:p>Quick Copy, Repro, and Blueprin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3" office:value-type="string" calcext:value-type="string">
            <text:p>Stenographic and Secretarial Support Services</text:p>
          </table:table-cell>
          <table:table-cell office:value-type="string" calcext:value-type="string">
            <text:p>Secretarial Support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3" office:value-type="string" calcext:value-type="string">
            <text:p>Exterminating and Disinfecting Services</text:p>
          </table:table-cell>
          <table:table-cell office:value-type="string" calcext:value-type="string">
            <text:p>Exterminat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3" office:value-type="string" calcext:value-type="string">
            <text:p>Cleaning and Maintenance, Janitorial Services</text:p>
          </table:table-cell>
          <table:table-cell office:value-type="string" calcext:value-type="string">
            <text:p>Cleaning and Maintenanc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3" office:value-type="string" calcext:value-type="string">
            <text:p>Employment Agencies, Temporary Help Services</text:p>
          </table:table-cell>
          <table:table-cell office:value-type="string" calcext:value-type="string">
            <text:p>Employment/Temp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3" office:value-type="string" calcext:value-type="string">
            <text:p>Computer Programming, Integrated Systems Design and Data Processing Services</text:p>
          </table:table-cell>
          <table:table-cell office:value-type="string" calcext:value-type="string">
            <text:p>Computer Programm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 office:value-type="string" calcext:value-type="string">
            <text:p>Information Retriev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3" office:value-type="string" calcext:value-type="string">
            <text:p>Computer Maintenance and Repair Services, Not Elsewhere Classified</text:p>
          </table:table-cell>
          <table:table-cell office:value-type="string" calcext:value-type="string">
            <text:p>Computer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3" office:value-type="string" calcext:value-type="string">
            <text:p>Management, Consulting, and Public Relations Services</text:p>
          </table:table-cell>
          <table:table-cell office:value-type="string" calcext:value-type="string">
            <text:p>Consulting, Public Rel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3" office:value-type="string" calcext:value-type="string">
            <text:p>Protective and Security Services – Including Armored Carsand Guard Dogs</text:p>
          </table:table-cell>
          <table:table-cell office:value-type="string" calcext:value-type="string">
            <text:p>Detective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3" office:value-type="string" calcext:value-type="string">
            <text:p>Equipment Rental and Leasing Services, Tool Rental, Furniture Rental, and Appliance Rental</text:p>
          </table:table-cell>
          <table:table-cell office:value-type="string" calcext:value-type="string">
            <text:p>Equipment Rental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3" office:value-type="string" calcext:value-type="string">
            <text:p>Photofinishing Laboratories, Photo Developing</text:p>
          </table:table-cell>
          <table:table-cell office:value-type="string" calcext:value-type="string">
            <text:p>Photo Develop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3" office:value-type="string" calcext:value-type="string">
            <text:p>Business Services, Not Elsewhere Classified</text:p>
          </table:table-cell>
          <table:table-cell office:value-type="string" calcext:value-type="string">
            <text:p>Miscellaneous Business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2" office:value-type="string" calcext:value-type="string">
            <text:p>Truck Stop</text:p>
          </table:table-cell>
          <table:table-cell/>
          <table:table-cell office:value-type="string" calcext:value-type="string">
            <text:p>Truck Stop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3" office:value-type="string" calcext:value-type="string">
            <text:p>Car Rental Companies ( Not Listed Below)</text:p>
          </table:table-cell>
          <table:table-cell office:value-type="string" calcext:value-type="string">
            <text:p>Car Rental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3" office:value-type="string" calcext:value-type="string">
            <text:p>Truck and Utility Trailer Rentals</text:p>
          </table:table-cell>
          <table:table-cell office:value-type="string" calcext:value-type="string">
            <text:p>Truck/Utility Trailer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3" office:value-type="string" calcext:value-type="string">
            <text:p>Motor Home and Recreational Vehicle Rentals</text:p>
          </table:table-cell>
          <table:table-cell office:value-type="string" calcext:value-type="string">
            <text:p>Recreational Vehicle Ren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3" office:value-type="string" calcext:value-type="string">
            <text:p>Automobile Parking Lots and Garages</text:p>
          </table:table-cell>
          <table:table-cell office:value-type="string" calcext:value-type="string">
            <text:p>Parking Lots, Garag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3" office:value-type="string" calcext:value-type="string">
            <text:p>Automotive Body Repair Shops</text:p>
          </table:table-cell>
          <table:table-cell office:value-type="string" calcext:value-type="string">
            <text:p>Auto Body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3" office:value-type="string" calcext:value-type="string">
            <text:p>Tire Re-treading and Repair Shops</text:p>
          </table:table-cell>
          <table:table-cell office:value-type="string" calcext:value-type="string">
            <text:p>Tire Retreading and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3" office:value-type="string" calcext:value-type="string">
            <text:p>Paint Shops – Automotive</text:p>
          </table:table-cell>
          <table:table-cell office:value-type="string" calcext:value-type="string">
            <text:p>Auto Paint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3" office:value-type="string" calcext:value-type="string">
            <text:p>Automotive Service Shops</text:p>
          </table:table-cell>
          <table:table-cell office:value-type="string" calcext:value-type="string">
            <text:p>Auto Service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 office:value-type="string" calcext:value-type="string">
            <text:p>Car Wash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 office:value-type="string" calcext:value-type="string">
            <text:p>Tow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3" office:value-type="string" calcext:value-type="string">
            <text:p>Radio Repair Shops</text:p>
          </table:table-cell>
          <table:table-cell office:value-type="string" calcext:value-type="string">
            <text:p>Electronics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3" office:value-type="string" calcext:value-type="string">
            <text:p>Air Conditioning and Refrigeration Repair Shops</text:p>
          </table:table-cell>
          <table:table-cell office:value-type="string" calcext:value-type="string">
            <text:p>A/C, Refrigeration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3" office:value-type="string" calcext:value-type="string">
            <text:p>Electrical And Small Appliance Repair Shops</text:p>
          </table:table-cell>
          <table:table-cell office:value-type="string" calcext:value-type="string">
            <text:p>Small Appliance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3" office:value-type="string" calcext:value-type="string">
            <text:p>Watch, Clock, and Jewelry Repair</text:p>
          </table:table-cell>
          <table:table-cell office:value-type="string" calcext:value-type="string">
            <text:p>Watch/Jewelry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3" office:value-type="string" calcext:value-type="string">
            <text:p>Furniture, Furniture Repair, and Furniture Refinishing</text:p>
          </table:table-cell>
          <table:table-cell office:value-type="string" calcext:value-type="string">
            <text:p>Furniture Repair, Refinish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 office:value-type="string" calcext:value-type="string">
            <text:p>Welding Repai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3" office:value-type="string" calcext:value-type="string">
            <text:p>Repair Shops and Related Services –Miscellaneous</text:p>
          </table:table-cell>
          <table:table-cell office:value-type="string" calcext:value-type="string">
            <text:p>Miscellaneous Repair Shop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3" office:value-type="string" calcext:value-type="string">
            <text:p>Motion Pictures and Video Tape Production and Distribution</text:p>
          </table:table-cell>
          <table:table-cell office:value-type="string" calcext:value-type="string">
            <text:p>Picture/Video Productio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 office:value-type="string" calcext:value-type="string">
            <text:p>Motion Picture Theate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 office:value-type="string" calcext:value-type="string">
            <text:p>Video Tape Rental Stor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3" office:value-type="string" calcext:value-type="string">
            <text:p>Dance Halls, Studios and Schools</text:p>
          </table:table-cell>
          <table:table-cell office:value-type="string" calcext:value-type="string">
            <text:p>Dance Hall, Studios, Schoo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3" office:value-type="string" calcext:value-type="string">
            <text:p>Theatrical Producers (Except Motion Pictures), Ticket Agencies</text:p>
          </table:table-cell>
          <table:table-cell office:value-type="string" calcext:value-type="string">
            <text:p>Theatrical Ticket Agenc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3" office:value-type="string" calcext:value-type="string">
            <text:p>Bands, Orchestras, and Miscellaneous Entertainers (Not Elsewhere Classified)</text:p>
          </table:table-cell>
          <table:table-cell office:value-type="string" calcext:value-type="string">
            <text:p>Bands, Orchestra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3" office:value-type="string" calcext:value-type="string">
            <text:p>Billiard and Pool Establishments</text:p>
          </table:table-cell>
          <table:table-cell office:value-type="string" calcext:value-type="string">
            <text:p>Billiard/Pool Establishmen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 office:value-type="string" calcext:value-type="string">
            <text:p>Bowling Alle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3" office:value-type="string" calcext:value-type="string">
            <text:p>Commercial Sports, Athletic Fields, Professional Sport Clubs, and Sport Promoters</text:p>
          </table:table-cell>
          <table:table-cell office:value-type="string" calcext:value-type="string">
            <text:p>Sports Clubs/Field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 office:value-type="string" calcext:value-type="string">
            <text:p>Tourist Attractions and Exhibi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3" office:value-type="string" calcext:value-type="string">
            <text:p>Golf Courses – Public</text:p>
          </table:table-cell>
          <table:table-cell office:value-type="string" calcext:value-type="string">
            <text:p>Golf Courses - Public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 office:value-type="string" calcext:value-type="string">
            <text:p>Video Amusement Game Supplies</text:p>
          </table:table-cell>
          <table:table-cell office:value-type="string" calcext:value-type="string">
            <text:p>No1.6041-3(c)</text:p>
          </table:table-cell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3" office:value-type="string" calcext:value-type="string">
            <text:p>Video Game Arcades/Establishments</text:p>
          </table:table-cell>
          <table:table-cell office:value-type="string" calcext:value-type="string">
            <text:p>Video Game Arcad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3" office:value-type="string" calcext:value-type="string">
            <text:p>Betting (including Lottery Tickets, Casino Gaming Chips, Off-track Betting and Wagers)</text:p>
          </table:table-cell>
          <table:table-cell office:value-type="string" calcext:value-type="string">
            <text:p>Betting/Casino Gambling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3" office:value-type="string" calcext:value-type="string">
            <text:p>Amusement Parks, Carnivals, Circuses, Fortune Tellers</text:p>
          </table:table-cell>
          <table:table-cell office:value-type="string" calcext:value-type="string">
            <text:p>Amusement Parks/Carniv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3" office:value-type="string" calcext:value-type="string">
            <text:p>Membership Clubs (Sports, Recreation, Athletic), Country Clubs, and Private Golf Courses</text:p>
          </table:table-cell>
          <table:table-cell office:value-type="string" calcext:value-type="string">
            <text:p>Country Club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3" office:value-type="string" calcext:value-type="string">
            <text:p>Aquariums, Sea-aquariums, Dolphinariums</text:p>
          </table:table-cell>
          <table:table-cell office:value-type="string" calcext:value-type="string">
            <text:p>Aquariu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3" office:value-type="string" calcext:value-type="string">
            <text:p>Recreation Services (Not Elsewhere Classified)</text:p>
          </table:table-cell>
          <table:table-cell office:value-type="string" calcext:value-type="string">
            <text:p>Miscellaneous Recreation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3" office:value-type="string" calcext:value-type="string">
            <text:p>Doctors and Physicians (Not Elsewhere Classified)</text:p>
          </table:table-cell>
          <table:table-cell office:value-type="string" calcext:value-type="string">
            <text:p>Do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3" office:value-type="string" calcext:value-type="string">
            <text:p>Dentists and Orthodontists</text:p>
          </table:table-cell>
          <table:table-cell office:value-type="string" calcext:value-type="string">
            <text:p>Dentists, Orthodontis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 office:value-type="string" calcext:value-type="string">
            <text:p>Osteopath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 office:value-type="string" calcext:value-type="string">
            <text:p>Chiropractor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3" office:value-type="string" calcext:value-type="string">
            <text:p>Optometrists and Ophthalmologists</text:p>
          </table:table-cell>
          <table:table-cell office:value-type="string" calcext:value-type="string">
            <text:p>Optometrists, Ophthalmologist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3" office:value-type="string" calcext:value-type="string">
            <text:p>Opticians, Opticians Goods and Eyeglasses</text:p>
          </table:table-cell>
          <table:table-cell office:value-type="string" calcext:value-type="string">
            <text:p>Opticians, Eyeglass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3" office:value-type="string" calcext:value-type="string">
            <text:p>Opticians, Optical Goods, and Eyeglasses (no longer validfor first presentments)</text:p>
          </table:table-cell>
          <table:table-cell table:number-columns-repeated="2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3" office:value-type="string" calcext:value-type="string">
            <text:p>Podiatrists and Chiropodists</text:p>
          </table:table-cell>
          <table:table-cell office:value-type="string" calcext:value-type="string">
            <text:p>Chiropodists, Podiatrist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3" office:value-type="string" calcext:value-type="string">
            <text:p>Nursing and Personal Care Facilities</text:p>
          </table:table-cell>
          <table:table-cell office:value-type="string" calcext:value-type="string">
            <text:p>Nursing/Personal Care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 office:value-type="string" calcext:value-type="string">
            <text:p>Hospital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3" office:value-type="string" calcext:value-type="string">
            <text:p>Medical and Dental Laboratories</text:p>
          </table:table-cell>
          <table:table-cell office:value-type="string" calcext:value-type="string">
            <text:p>Medical and Dental Lab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3" office:value-type="string" calcext:value-type="string">
            <text:p>Medical Services and Health Practitioners (Not Elsewhere Classified)</text:p>
          </table:table-cell>
          <table:table-cell office:value-type="string" calcext:value-type="string">
            <text:p>Medical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3" office:value-type="string" calcext:value-type="string">
            <text:p>Legal Services and Attorneys</text:p>
          </table:table-cell>
          <table:table-cell office:value-type="string" calcext:value-type="string">
            <text:p>Legal Services, Attorney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3" office:value-type="string" calcext:value-type="string">
            <text:p>Elementary and Secondary Schools</text:p>
          </table:table-cell>
          <table:table-cell office:value-type="string" calcext:value-type="string">
            <text:p>Elementary, Secondary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3" office:value-type="string" calcext:value-type="string">
            <text:p>Colleges, Junior Colleges, Universities, and ProfessionalSchools</text:p>
          </table:table-cell>
          <table:table-cell office:value-type="string" calcext:value-type="string">
            <text:p>Colleges, Universitie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 office:value-type="string" calcext:value-type="string">
            <text:p>Correspondence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3" office:value-type="string" calcext:value-type="string">
            <text:p>Business and Secretarial Schools</text:p>
          </table:table-cell>
          <table:table-cell office:value-type="string" calcext:value-type="string">
            <text:p>Business/Secretarial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3" office:value-type="string" calcext:value-type="string">
            <text:p>Vocational Schools and Trade Schools</text:p>
          </table:table-cell>
          <table:table-cell office:value-type="string" calcext:value-type="string">
            <text:p>Vocational/Trade School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3" office:value-type="string" calcext:value-type="string">
            <text:p>Schools and Educational Services ( Not Elsewhere Classified)</text:p>
          </table:table-cell>
          <table:table-cell office:value-type="string" calcext:value-type="string">
            <text:p>Educational Services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 office:value-type="string" calcext:value-type="string">
            <text:p>Child Care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3" office:value-type="string" calcext:value-type="string">
            <text:p>Charitable and Social Service Organizations</text:p>
          </table:table-cell>
          <table:table-cell office:value-type="string" calcext:value-type="string">
            <text:p>Charitable and Social Service Organizations - Fundraising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3" office:value-type="string" calcext:value-type="string">
            <text:p>Civic, Fraternal, and Social Associations</text:p>
          </table:table-cell>
          <table:table-cell office:value-type="string" calcext:value-type="string">
            <text:p>Civic, Social, Fraternal Association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 office:value-type="string" calcext:value-type="string">
            <text:p>Political Organiz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 office:value-type="string" calcext:value-type="string">
            <text:p>Religious Organizations</text:p>
          </table:table-cell>
          <table:table-cell office:value-type="string" calcext:value-type="string">
            <text:p>No1.6041-3(p)(2)</text:p>
          </table:table-cell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 office:value-type="string" calcext:value-type="string">
            <text:p>Automobile Associ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3" office:value-type="string" calcext:value-type="string">
            <text:p>Membership Organizations ( Not Elsewhere Classified)</text:p>
          </table:table-cell>
          <table:table-cell office:value-type="string" calcext:value-type="string">
            <text:p>Membership Organization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3" office:value-type="string" calcext:value-type="string">
            <text:p>Testing Laboratories ( non-medical)</text:p>
          </table:table-cell>
          <table:table-cell office:value-type="string" calcext:value-type="string">
            <text:p>Testing Laboratori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3" office:value-type="string" calcext:value-type="string">
            <text:p>Architectural – Engineering and Surveying Services</text:p>
          </table:table-cell>
          <table:table-cell office:value-type="string" calcext:value-type="string">
            <text:p>Architectural/Survey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3" office:value-type="string" calcext:value-type="string">
            <text:p>Accounting, Auditing, and Bookkeeping Services</text:p>
          </table:table-cell>
          <table:table-cell office:value-type="string" calcext:value-type="string">
            <text:p>Accounting/Bookkeeping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3" office:value-type="string" calcext:value-type="string">
            <text:p>Professional Services ( Not Elsewhere Defined)</text:p>
          </table:table-cell>
          <table:table-cell office:value-type="string" calcext:value-type="string">
            <text:p>Professional Service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3" office:value-type="string" calcext:value-type="string">
            <text:p>Court Costs, including Alimony and Child Support</text:p>
          </table:table-cell>
          <table:table-cell office:value-type="string" calcext:value-type="string">
            <text:p>Court Costs, Including Alimony and Child Support - Courts of Law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3" office:value-type="string" calcext:value-type="string">
            <text:p>Fines</text:p>
          </table:table-cell>
          <table:table-cell office:value-type="string" calcext:value-type="string">
            <text:p>Fines - Government Administrative Entities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3" office:value-type="string" calcext:value-type="string">
            <text:p>Bail and Bond Payments</text:p>
          </table:table-cell>
          <table:table-cell office:value-type="string" calcext:value-type="string">
            <text:p>Bail and Bond Payments (payment to the surety for the bond, not the actual bond paid to the government agency)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3" office:value-type="string" calcext:value-type="string">
            <text:p>Tax Payments</text:p>
          </table:table-cell>
          <table:table-cell office:value-type="string" calcext:value-type="string">
            <text:p>Tax Payments - Government Agencies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3" office:value-type="string" calcext:value-type="string">
            <text:p>Government Services ( Not Elsewhere Classified)</text:p>
          </table:table-cell>
          <table:table-cell office:value-type="string" calcext:value-type="string">
            <text:p>Government Services (Not Elsewhere Classified)</text:p>
          </table:table-cell>
          <table:table-cell office:value-type="string" calcext:value-type="string">
            <text:p>No1.6041-3(p)(4)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3" office:value-type="string" calcext:value-type="string">
            <text:p>Postal Services – Government Only</text:p>
          </table:table-cell>
          <table:table-cell office:value-type="string" calcext:value-type="string">
            <text:p>Postal Services - Government Only</text:p>
          </table:table-cell>
          <table:table-cell office:value-type="string" calcext:value-type="string">
            <text:p>No1.6041-3(p)(3)</text:p>
          </table:table-cell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3" office:value-type="string" calcext:value-type="string">
            <text:p>Intra – Government Transactions</text:p>
          </table:table-cell>
          <table:table-cell office:value-type="string" calcext:value-type="string">
            <text:p>U.S. Federal Government Agencies or Departments</text:p>
          </table:table-cell>
          <table:table-cell office:value-type="string" calcext:value-type="string">
            <text:p>No1.6041-3(p)(3)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3" office:value-type="string" calcext:value-type="string">
            <text:p>Automated Referral Service ( For Visa Only)</text:p>
          </table:table-cell>
          <table:table-cell table:number-columns-repeated="2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3" office:value-type="string" calcext:value-type="string">
            <text:p>Visa Credential Service ( For Visa Only)</text:p>
          </table:table-cell>
          <table:table-cell table:number-columns-repeated="2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3" office:value-type="string" calcext:value-type="string">
            <text:p>GCAS Emergency Services ( For Visa Only)</text:p>
          </table:table-cell>
          <table:table-cell table:number-columns-repeated="2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3" office:value-type="string" calcext:value-type="string">
            <text:p>Intra – Company Purchases ( For Visa Only)</text:p>
          </table:table-cell>
          <table:table-cell office:value-type="string" calcext:value-type="string">
            <text:p>Intra-Company Purchases</text:p>
          </table:table-cell>
          <table:table-cell office:value-type="string" calcext:value-type="string">
            <text:p>No1.6041-3(c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56" meta:object-count="0"/>
    <meta:generator>LibreOffice/4.2.4.2$MacOSX_x86 LibreOffice_project/63150712c6d317d27ce2db16eb94c2f3d7b699f8</meta:generator>
  </office:meta>
</office:document-meta>
</file>